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0500000005C7836470.png"/>
  <manifest:file-entry manifest:media-type="image/png" manifest:full-path="Pictures/1000000000000640000004B02C5236E4.png"/>
  <manifest:file-entry manifest:media-type="image/png" manifest:full-path="Pictures/1000000000000640000004B063BF812E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auto-grow-height="true" fo:min-height="3.506cm"/>
    </style:style>
    <style:style style:name="pr2" style:family="presentation" style:parent-style-name="harmaa2-outline1">
      <style:graphic-properties fo:min-height="13.858cm"/>
    </style:style>
    <style:style style:name="pr3" style:family="presentation" style:parent-style-name="harmaa2-notes">
      <style:graphic-properties draw:fill-color="#ffffff" fo:min-height="13.363cm"/>
    </style:style>
    <style:style style:name="T1" style:family="text">
      <style:text-properties fo:color="#ff0000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draw:frame presentation:style-name="pr1" draw:layer="layout" svg:width="25.201cm" svg:height="3.506cm" svg:x="1.4cm" svg:y="0.836cm" presentation:class="title">
          <draw:text-box>
            <text:p>Testing Tika Format Parsers</text:p>
          </draw:text-box>
        </draw:frame>
        <draw:frame presentation:style-name="pr2" draw:layer="layout" svg:width="25.201cm" svg:height="13.858cm" svg:x="1.4cm" svg:y="4.913cm" presentation:class="outline">
          <draw:text-box>
            <text:list text:style-name="L2">
              <text:list-item>
                <text:p>This is a test document to ensure that we (naming no names) hasn't broken the Tika format parser again.</text:p>
              </text:list-item>
              <text:list-item>
                <text:p>Strangely it seems that if Tika is broken then the GATE document is created without <text:span text:style-name="T1">error</text:span> but with no content which is a <text:span text:style-name="T2">bit</text:span> of a pain.</text:p>
              </text:list-item>
            </text:list>
          </draw:text-box>
        </draw:frame>
        <presentation:notes draw:style-name="dp2">
          <draw:page-thumbnail draw:style-name="gr1" draw:layer="layout" svg:width="14.849cm" svg:height="11.134cm" svg:x="3.07cm" svg:y="2.256cm" draw:page-number="1" presentation:class="page"/>
          <draw:frame presentation:style-name="pr3" draw:layer="layout" svg:width="16.791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a1006" draw:style="linear" draw:start-color="#0079af" draw:end-color="#00ebf8" draw:start-intensity="45%" draw:end-intensity="55%" draw:angle="0" draw:border="0%"/>
    <draw:gradient draw:name="a1010" draw:style="linear" draw:start-color="#00adb6" draw:end-color="#009be5" draw:start-intensity="30%" draw:end-intensity="45%" draw:angle="0" draw:border="0%"/>
    <draw:gradient draw:name="a1048" draw:style="linear" draw:start-color="#0079af" draw:end-color="#00ebf8" draw:start-intensity="45%" draw:end-intensity="55%" draw:angle="0" draw:border="0%"/>
    <draw:gradient draw:name="a1052" draw:style="linear" draw:start-color="#00adb6" draw:end-color="#009be5" draw:start-intensity="30%" draw:end-intensity="45%" draw:angle="0" draw:border="0%"/>
    <draw:gradient draw:name="a1121" draw:style="linear" draw:start-color="#0079af" draw:end-color="#00ebf8" draw:start-intensity="45%" draw:end-intensity="55%" draw:angle="0" draw:border="0%"/>
    <draw:gradient draw:name="a1125" draw:style="linear" draw:start-color="#00adb6" draw:end-color="#009be5" draw:start-intensity="30%" draw:end-intensity="45%" draw:angle="0" draw:border="0%"/>
    <draw:gradient draw:name="a1169" draw:style="linear" draw:start-color="#0079af" draw:end-color="#00ebf8" draw:start-intensity="45%" draw:end-intensity="55%" draw:angle="0" draw:border="0%"/>
    <draw:gradient draw:name="a1173" draw:style="linear" draw:start-color="#00adb6" draw:end-color="#009be5" draw:start-intensity="30%" draw:end-intensity="45%" draw:angle="0" draw:border="0%"/>
    <draw:gradient draw:name="a1232" draw:style="linear" draw:start-color="#0079af" draw:end-color="#00ebf8" draw:start-intensity="45%" draw:end-intensity="55%" draw:angle="0" draw:border="0%"/>
    <draw:gradient draw:name="a1236" draw:style="linear" draw:start-color="#00adb6" draw:end-color="#009be5" draw:start-intensity="30%" draw:end-intensity="45%" draw:angle="0" draw:border="0%"/>
    <draw:gradient draw:name="a568" draw:style="linear" draw:start-color="#0079af" draw:end-color="#00ebf8" draw:start-intensity="45%" draw:end-intensity="55%" draw:angle="0" draw:border="0%"/>
    <draw:gradient draw:name="a572" draw:style="linear" draw:start-color="#00adb6" draw:end-color="#009be5" draw:start-intensity="30%" draw:end-intensity="45%" draw:angle="0" draw:border="0%"/>
    <draw:gradient draw:name="a625" draw:style="radial" draw:cx="10%" draw:cy="110%" draw:start-color="#459bca" draw:end-color="#43a4da" draw:start-intensity="100%" draw:end-intensity="100%" draw:border="0%"/>
    <draw:gradient draw:name="a629" draw:style="linear" draw:start-color="#0079af" draw:end-color="#00ebf8" draw:start-intensity="45%" draw:end-intensity="55%" draw:angle="0" draw:border="0%"/>
    <draw:gradient draw:name="a633" draw:style="linear" draw:start-color="#00adb6" draw:end-color="#009be5" draw:start-intensity="30%" draw:end-intensity="45%" draw:angle="0" draw:border="0%"/>
    <draw:gradient draw:name="a679" draw:style="linear" draw:start-color="#0079af" draw:end-color="#00ebf8" draw:start-intensity="45%" draw:end-intensity="55%" draw:angle="0" draw:border="0%"/>
    <draw:gradient draw:name="a683" draw:style="linear" draw:start-color="#00adb6" draw:end-color="#009be5" draw:start-intensity="30%" draw:end-intensity="45%" draw:angle="0" draw:border="0%"/>
    <draw:gradient draw:name="a738" draw:style="radial" draw:cx="10%" draw:cy="110%" draw:start-color="#459bca" draw:end-color="#43a4da" draw:start-intensity="100%" draw:end-intensity="100%" draw:border="0%"/>
    <draw:gradient draw:name="a742" draw:style="linear" draw:start-color="#0079af" draw:end-color="#00ebf8" draw:start-intensity="45%" draw:end-intensity="55%" draw:angle="0" draw:border="0%"/>
    <draw:gradient draw:name="a746" draw:style="linear" draw:start-color="#00adb6" draw:end-color="#009be5" draw:start-intensity="30%" draw:end-intensity="45%" draw:angle="0" draw:border="0%"/>
    <draw:gradient draw:name="a792" draw:style="linear" draw:start-color="#0079af" draw:end-color="#00ebf8" draw:start-intensity="45%" draw:end-intensity="55%" draw:angle="0" draw:border="0%"/>
    <draw:gradient draw:name="a796" draw:style="linear" draw:start-color="#00adb6" draw:end-color="#009be5" draw:start-intensity="30%" draw:end-intensity="45%" draw:angle="0" draw:border="0%"/>
    <draw:gradient draw:name="a872" draw:style="linear" draw:start-color="#0079af" draw:end-color="#00ebf8" draw:start-intensity="45%" draw:end-intensity="55%" draw:angle="0" draw:border="0%"/>
    <draw:gradient draw:name="a876" draw:style="linear" draw:start-color="#00adb6" draw:end-color="#009be5" draw:start-intensity="30%" draw:end-intensity="45%" draw:angle="0" draw:border="0%"/>
    <draw:gradient draw:name="a960" draw:style="linear" draw:start-color="#0079af" draw:end-color="#00ebf8" draw:start-intensity="45%" draw:end-intensity="55%" draw:angle="0" draw:border="0%"/>
    <draw:gradient draw:name="a964" draw:style="linear" draw:start-color="#00adb6" draw:end-color="#009be5" draw:start-intensity="30%" draw:end-intensity="45%" draw:angle="0" draw:border="0%"/>
    <draw:fill-image draw:name="Blue" xlink:href="Pictures/1000000000000640000004B02C5236E4.png" xlink:type="simple" xlink:show="embed" xlink:actuate="onLoad"/>
    <draw:fill-image draw:name="a0" xlink:href="Pictures/1000000000000640000004B0EC954AEF.png" xlink:type="simple" xlink:show="embed" xlink:actuate="onLoad"/>
    <draw:fill-image draw:name="a1002" xlink:href="Pictures/100002010000000500000005C7836470.png" xlink:type="simple" xlink:show="embed" xlink:actuate="onLoad"/>
    <draw:fill-image draw:name="a1044" xlink:href="Pictures/100002010000000500000005C7836470.png" xlink:type="simple" xlink:show="embed" xlink:actuate="onLoad"/>
    <draw:fill-image draw:name="a1111" xlink:href="Pictures/100002010000000500000005C7836470.png" xlink:type="simple" xlink:show="embed" xlink:actuate="onLoad"/>
    <draw:fill-image draw:name="a1165" xlink:href="Pictures/100002010000000500000005C7836470.png" xlink:type="simple" xlink:show="embed" xlink:actuate="onLoad"/>
    <draw:fill-image draw:name="a1228" xlink:href="Pictures/100002010000000500000005C7836470.png" xlink:type="simple" xlink:show="embed" xlink:actuate="onLoad"/>
    <draw:fill-image draw:name="a1291" xlink:href="Pictures/100002010000000500000005C7836470.png" xlink:type="simple" xlink:show="embed" xlink:actuate="onLoad"/>
    <draw:fill-image draw:name="a143" xlink:href="Pictures/1000000000000640000004B0EC954AEF.png" xlink:type="simple" xlink:show="embed" xlink:actuate="onLoad"/>
    <draw:fill-image draw:name="a179" xlink:href="Pictures/1000000000000640000004B0EC954AEF.png" xlink:type="simple" xlink:show="embed" xlink:actuate="onLoad"/>
    <draw:fill-image draw:name="a243" xlink:href="Pictures/1000000000000640000004B0EC954AEF.png" xlink:type="simple" xlink:show="embed" xlink:actuate="onLoad"/>
    <draw:fill-image draw:name="a315" xlink:href="Pictures/1000000000000640000004B0EC954AEF.png" xlink:type="simple" xlink:show="embed" xlink:actuate="onLoad"/>
    <draw:fill-image draw:name="a347" xlink:href="Pictures/1000000000000640000004B0EC954AEF.png" xlink:type="simple" xlink:show="embed" xlink:actuate="onLoad"/>
    <draw:fill-image draw:name="a375" xlink:href="Pictures/1000000000000640000004B0EC954AEF.png" xlink:type="simple" xlink:show="embed" xlink:actuate="onLoad"/>
    <draw:fill-image draw:name="a427" xlink:href="Pictures/1000000000000640000004B0EC954AEF.png" xlink:type="simple" xlink:show="embed" xlink:actuate="onLoad"/>
    <draw:fill-image draw:name="a466" xlink:href="Pictures/1000000000000640000004B0EC954AEF.png" xlink:type="simple" xlink:show="embed" xlink:actuate="onLoad"/>
    <draw:fill-image draw:name="a515" xlink:href="Pictures/1000000000000640000004B0EC954AEF.png" xlink:type="simple" xlink:show="embed" xlink:actuate="onLoad"/>
    <draw:fill-image draw:name="a564" xlink:href="Pictures/100002010000000500000005C7836470.png" xlink:type="simple" xlink:show="embed" xlink:actuate="onLoad"/>
    <draw:fill-image draw:name="a59" xlink:href="Pictures/1000000000000640000004B0EC954AEF.png" xlink:type="simple" xlink:show="embed" xlink:actuate="onLoad"/>
    <draw:fill-image draw:name="a675" xlink:href="Pictures/100002010000000500000005C7836470.png" xlink:type="simple" xlink:show="embed" xlink:actuate="onLoad"/>
    <draw:fill-image draw:name="a788" xlink:href="Pictures/100002010000000500000005C7836470.png" xlink:type="simple" xlink:show="embed" xlink:actuate="onLoad"/>
    <draw:fill-image draw:name="a868" xlink:href="Pictures/100002010000000500000005C7836470.png" xlink:type="simple" xlink:show="embed" xlink:actuate="onLoad"/>
    <draw:fill-image draw:name="a95" xlink:href="Pictures/1000000000000640000004B0EC954AEF.png" xlink:type="simple" xlink:show="embed" xlink:actuate="onLoad"/>
    <draw:fill-image draw:name="a956" xlink:href="Pictures/100002010000000500000005C7836470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00956f" draw:fill-color="#00cc99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 draw:fill-image-name="a0" draw:fill-image-width="45.662cm" draw:fill-image-height="34.247cm" style:repeat="repeat" draw:fill-image-ref-point="top-left"/>
      <style:text-properties style:letter-kerning="true"/>
    </style:style>
    <style:style style:name="Master1-Office-Them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59" draw:fill-image-width="45.662cm" draw:fill-image-height="34.247cm" style:repeat="repeat" draw:fill-image-ref-point="top-left"/>
      <style:text-properties style:letter-kerning="true"/>
    </style:style>
    <style:style style:name="Master1-Layout1-title-Title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95" draw:fill-image-width="45.662cm" draw:fill-image-height="34.247cm" style:repeat="repeat" draw:fill-image-ref-point="top-left"/>
      <style:text-properties style:letter-kerning="true"/>
    </style:style>
    <style:style style:name="Master1-Layout2-obj-Title-and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43" draw:fill-image-width="45.662cm" draw:fill-image-height="34.247cm" style:repeat="repeat" draw:fill-image-ref-point="top-left"/>
      <style:text-properties style:letter-kerning="true"/>
    </style:style>
    <style:style style:name="Master1-Layout3-secHead-Section-Head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9" draw:fill-image-width="45.662cm" draw:fill-image-height="34.247cm" style:repeat="repeat" draw:fill-image-ref-point="top-left"/>
      <style:text-properties style:letter-kerning="true"/>
    </style:style>
    <style:style style:name="Master1-Layout4-twoObj-Two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43" draw:fill-image-width="45.662cm" draw:fill-image-height="34.247cm" style:repeat="repeat" draw:fill-image-ref-point="top-left"/>
      <style:text-properties style:letter-kerning="true"/>
    </style:style>
    <style:style style:name="Master1-Layout5-twoTxTwoObj-Compar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15" draw:fill-image-width="45.662cm" draw:fill-image-height="34.247cm" style:repeat="repeat" draw:fill-image-ref-point="top-left"/>
      <style:text-properties style:letter-kerning="true"/>
    </style:style>
    <style:style style:name="Master1-Layout6-titleOnly-Title-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7" draw:fill-image-width="45.662cm" draw:fill-image-height="34.247cm" style:repeat="repeat" draw:fill-image-ref-point="top-left"/>
      <style:text-properties style:letter-kerning="true"/>
    </style:style>
    <style:style style:name="Master1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5" draw:fill-image-width="45.662cm" draw:fill-image-height="34.247cm" style:repeat="repeat" draw:fill-image-ref-point="top-left"/>
      <style:text-properties style:letter-kerning="true"/>
    </style:style>
    <style:style style:name="Master1-Layout8-objTx-Content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7" draw:fill-image-width="45.662cm" draw:fill-image-height="34.247cm" style:repeat="repeat" draw:fill-image-ref-point="top-left"/>
      <style:text-properties style:letter-kerning="true"/>
    </style:style>
    <style:style style:name="Master1-Layout9-picTx-Picture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6" draw:fill-image-width="45.662cm" draw:fill-image-height="34.247cm" style:repeat="repeat" draw:fill-image-ref-point="top-left"/>
      <style:text-properties style:letter-kerning="true"/>
    </style:style>
    <style:style style:name="Master1-Layout10-vertTx-Title-and-Vertical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5" draw:fill-image-width="45.662cm" draw:fill-image-height="34.247cm" style:repeat="repeat" draw:fill-image-ref-point="top-left"/>
      <style:text-properties style:letter-kerning="true"/>
    </style:style>
    <style:style style:name="Master1-Layout11-vertTitleAndTx-Vertical-Title-a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low-background" style:family="presentation">
      <style:graphic-properties draw:stroke="none" draw:fill="solid" draw:fill-color="#ffffff" draw:fill-image-name="a564" draw:fill-image-width="0.115cm" draw:fill-image-height="0.115cm" style:repeat="repeat" draw:fill-image-ref-point="top-left"/>
      <style:text-properties style:letter-kerning="true"/>
    </style:style>
    <style:style style:name="Master2-Flow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Flow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low-outline1" style:family="presentation">
      <style:graphic-properties draw:stroke="none" draw:fill="none" draw:auto-grow-height="false" draw:fit-to-size="shrink-to-fit">
        <text:list-style style:name="Master2-F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low-outline2" style:family="presentation" style:parent-style-name="Master2-Flow-outline1">
      <style:paragraph-properties fo:margin-top="0cm" fo:margin-bottom="0.4cm"/>
      <style:text-properties fo:font-size="28pt" style:font-size-asian="28pt" style:font-size-complex="28pt"/>
    </style:style>
    <style:style style:name="Master2-Flow-outline3" style:family="presentation" style:parent-style-name="Master2-Flow-outline2">
      <style:paragraph-properties fo:margin-top="0cm" fo:margin-bottom="0.3cm"/>
      <style:text-properties fo:font-size="24pt" style:font-size-asian="24pt" style:font-size-complex="24pt"/>
    </style:style>
    <style:style style:name="Master2-Flow-outline4" style:family="presentation" style:parent-style-name="Master2-Flow-outline3">
      <style:paragraph-properties fo:margin-top="0cm" fo:margin-bottom="0.2cm"/>
      <style:text-properties fo:font-size="20pt" style:font-size-asian="20pt" style:font-size-complex="20pt"/>
    </style:style>
    <style:style style:name="Master2-Flow-outline5" style:family="presentation" style:parent-style-name="Master2-Flow-outline4">
      <style:paragraph-properties fo:margin-top="0cm" fo:margin-bottom="0.1cm"/>
      <style:text-properties fo:font-size="20pt" style:font-size-asian="20pt" style:font-size-complex="20pt"/>
    </style:style>
    <style:style style:name="Master2-Flow-outline6" style:family="presentation" style:parent-style-name="Master2-Flow-outline5">
      <style:paragraph-properties fo:margin-top="0cm" fo:margin-bottom="0.1cm"/>
      <style:text-properties fo:font-size="20pt" style:font-size-asian="20pt" style:font-size-complex="20pt"/>
    </style:style>
    <style:style style:name="Master2-Flow-outline7" style:family="presentation" style:parent-style-name="Master2-Flow-outline6">
      <style:paragraph-properties fo:margin-top="0cm" fo:margin-bottom="0.1cm"/>
      <style:text-properties fo:font-size="20pt" style:font-size-asian="20pt" style:font-size-complex="20pt"/>
    </style:style>
    <style:style style:name="Master2-Flow-outline8" style:family="presentation" style:parent-style-name="Master2-Flow-outline7">
      <style:paragraph-properties fo:margin-top="0cm" fo:margin-bottom="0.1cm"/>
      <style:text-properties fo:font-size="20pt" style:font-size-asian="20pt" style:font-size-complex="20pt"/>
    </style:style>
    <style:style style:name="Master2-Flow-outline9" style:family="presentation" style:parent-style-name="Master2-Flow-outline8">
      <style:paragraph-properties fo:margin-top="0cm" fo:margin-bottom="0.1cm"/>
      <style:text-properties fo:font-size="20pt" style:font-size-asian="20pt" style:font-size-complex="20pt"/>
    </style:style>
    <style:style style:name="Master2-Flow-subtitle" style:family="presentation">
      <style:graphic-properties draw:stroke="none" draw:fill="none" draw:textarea-vertical-align="middle">
        <text:list-style style:name="Master2-F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low-title" style:family="presentation">
      <style:graphic-properties draw:stroke="none" draw:fill="none" draw:textarea-vertical-align="middle">
        <text:list-style style:name="Master2-F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gradient-name="a625"/>
      <style:text-properties style:letter-kerning="true"/>
    </style:style>
    <style:style style:name="Master2-Layout1-title-Title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75" draw:fill-image-width="0.115cm" draw:fill-image-height="0.115cm" style:repeat="repeat" draw:fill-image-ref-point="top-left"/>
      <style:text-properties style:letter-kerning="true"/>
    </style:style>
    <style:style style:name="Master2-Layout2-obj-Title-and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gradient-name="a738"/>
      <style:text-properties style:letter-kerning="true"/>
    </style:style>
    <style:style style:name="Master2-Layout3-secHead-Section-Head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88" draw:fill-image-width="0.115cm" draw:fill-image-height="0.115cm" style:repeat="repeat" draw:fill-image-ref-point="top-left"/>
      <style:text-properties style:letter-kerning="true"/>
    </style:style>
    <style:style style:name="Master2-Layout4-twoObj-Two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68" draw:fill-image-width="0.115cm" draw:fill-image-height="0.115cm" style:repeat="repeat" draw:fill-image-ref-point="top-left"/>
      <style:text-properties style:letter-kerning="true"/>
    </style:style>
    <style:style style:name="Master2-Layout5-twoTxTwoObj-Compar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956" draw:fill-image-width="0.115cm" draw:fill-image-height="0.115cm" style:repeat="repeat" draw:fill-image-ref-point="top-left"/>
      <style:text-properties style:letter-kerning="true"/>
    </style:style>
    <style:style style:name="Master2-Layout6-titleOnly-Title-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1002" draw:fill-image-width="0.115cm" draw:fill-image-height="0.115cm" style:repeat="repeat" draw:fill-image-ref-point="top-left"/>
      <style:text-properties style:letter-kerning="true"/>
    </style:style>
    <style:style style:name="Master2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1044" draw:fill-image-width="0.115cm" draw:fill-image-height="0.115cm" style:repeat="repeat" draw:fill-image-ref-point="top-left"/>
      <style:text-properties style:letter-kerning="true"/>
    </style:style>
    <style:style style:name="Master2-Layout8-objTx-Content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1111" draw:fill-image-width="0.115cm" draw:fill-image-height="0.115cm" style:repeat="repeat" draw:fill-image-ref-point="top-left"/>
      <style:text-properties style:letter-kerning="true"/>
    </style:style>
    <style:style style:name="Master2-Layout9-picTx-Picture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165" draw:fill-image-width="0.115cm" draw:fill-image-height="0.115cm" style:repeat="repeat" draw:fill-image-ref-point="top-left"/>
      <style:text-properties style:letter-kerning="true"/>
    </style:style>
    <style:style style:name="Master2-Layout10-vertTx-Title-and-Vertical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228" draw:fill-image-width="0.115cm" draw:fill-image-height="0.115cm" style:repeat="repeat" draw:fill-image-ref-point="top-left"/>
      <style:text-properties style:letter-kerning="true"/>
    </style:style>
    <style:style style:name="Master2-Layout11-vertTitleAndTx-Vertical-Title-a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fo:text-indent="-0.898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394cm" fo:margin-right="0cm" fo:margin-top="0cm" fo:margin-bottom="0.398cm" fo:text-indent="-0.79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59cm" fo:margin-right="0cm" fo:margin-top="0cm" fo:margin-bottom="0.298cm" fo:text-indent="-0.598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786cm" fo:margin-right="0cm" fo:margin-top="0cm" fo:margin-bottom="0.198cm" fo:text-indent="-0.598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5.982cm" fo:margin-right="0cm" fo:margin-top="0cm" fo:margin-bottom="0.098cm" fo:text-indent="-0.598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178cm" fo:margin-right="0cm" fo:margin-top="0cm" fo:margin-bottom="0.098cm" fo:text-indent="-0.598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376cm" fo:margin-right="0cm" fo:margin-top="0cm" fo:margin-bottom="0.098cm" fo:text-indent="-0.598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572cm" fo:margin-right="0cm" fo:margin-top="0cm" fo:margin-bottom="0.098cm" fo:text-indent="-0.598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768cm" fo:margin-right="0cm" fo:margin-top="0cm" fo:margin-bottom="0.098cm" fo:text-indent="-0.598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3.9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cm" fo:page-height="29.699cm" style:print-orientation="portrait"/>
    </style:page-layout>
    <style:style style:name="Mdp1" style:family="drawing-page">
      <style:drawing-page-properties draw:background-size="border" draw:fill="solid" draw:fill-color="#ffffff" draw:fill-image-name="a0" draw:fill-image-width="45.662cm" draw:fill-image-height="34.247cm" style:repeat="repeat" draw:fill-image-ref-point="top-left"/>
    </style:style>
    <style:style style:name="Mdp2" style:family="drawing-page">
      <style:drawing-page-properties draw:background-size="border" draw:fill="solid" draw:fill-color="#ffffff" draw:fill-image-name="a59" draw:fill-image-width="45.662cm" draw:fill-image-height="34.247cm" style:repeat="repeat" draw:fill-image-ref-point="top-left"/>
    </style:style>
    <style:style style:name="Mdp3" style:family="drawing-page">
      <style:drawing-page-properties draw:background-size="border" draw:fill="solid" draw:fill-color="#ffffff" draw:fill-image-name="a95" draw:fill-image-width="45.662cm" draw:fill-image-height="34.247cm" style:repeat="repeat" draw:fill-image-ref-point="top-left"/>
    </style:style>
    <style:style style:name="Mdp4" style:family="drawing-page">
      <style:drawing-page-properties draw:background-size="border" draw:fill="solid" draw:fill-color="#ffffff" draw:fill-image-name="a143" draw:fill-image-width="45.662cm" draw:fill-image-height="34.247cm" style:repeat="repeat" draw:fill-image-ref-point="top-left"/>
    </style:style>
    <style:style style:name="Mdp5" style:family="drawing-page">
      <style:drawing-page-properties draw:background-size="border" draw:fill="solid" draw:fill-color="#ffffff" draw:fill-image-name="a179" draw:fill-image-width="45.662cm" draw:fill-image-height="34.247cm" style:repeat="repeat" draw:fill-image-ref-point="top-left"/>
    </style:style>
    <style:style style:name="Mdp6" style:family="drawing-page">
      <style:drawing-page-properties draw:background-size="border" draw:fill="solid" draw:fill-color="#ffffff" draw:fill-image-name="a243" draw:fill-image-width="45.662cm" draw:fill-image-height="34.247cm" style:repeat="repeat" draw:fill-image-ref-point="top-left"/>
    </style:style>
    <style:style style:name="Mdp7" style:family="drawing-page">
      <style:drawing-page-properties draw:background-size="border" draw:fill="solid" draw:fill-color="#ffffff" draw:fill-image-name="a315" draw:fill-image-width="45.662cm" draw:fill-image-height="34.247cm" style:repeat="repeat" draw:fill-image-ref-point="top-left"/>
    </style:style>
    <style:style style:name="Mdp8" style:family="drawing-page">
      <style:drawing-page-properties draw:background-size="border" draw:fill="solid" draw:fill-color="#ffffff" draw:fill-image-name="a347" draw:fill-image-width="45.662cm" draw:fill-image-height="34.247cm" style:repeat="repeat" draw:fill-image-ref-point="top-left"/>
    </style:style>
    <style:style style:name="Mdp9" style:family="drawing-page">
      <style:drawing-page-properties draw:background-size="border" draw:fill="solid" draw:fill-color="#ffffff" draw:fill-image-name="a375" draw:fill-image-width="45.662cm" draw:fill-image-height="34.247cm" style:repeat="repeat" draw:fill-image-ref-point="top-left"/>
    </style:style>
    <style:style style:name="Mdp10" style:family="drawing-page">
      <style:drawing-page-properties draw:background-size="border" draw:fill="solid" draw:fill-color="#ffffff" draw:fill-image-name="a427" draw:fill-image-width="45.662cm" draw:fill-image-height="34.247cm" style:repeat="repeat" draw:fill-image-ref-point="top-left"/>
    </style:style>
    <style:style style:name="Mdp11" style:family="drawing-page">
      <style:drawing-page-properties draw:background-size="border" draw:fill="solid" draw:fill-color="#ffffff" draw:fill-image-name="a466" draw:fill-image-width="45.662cm" draw:fill-image-height="34.247cm" style:repeat="repeat" draw:fill-image-ref-point="top-left"/>
    </style:style>
    <style:style style:name="Mdp12" style:family="drawing-page">
      <style:drawing-page-properties draw:background-size="border" draw:fill="solid" draw:fill-color="#ffffff" draw:fill-image-name="a515" draw:fill-image-width="45.662cm" draw:fill-image-height="34.247cm" style:repeat="repeat" draw:fill-image-ref-point="top-left"/>
    </style:style>
    <style:style style:name="Mdp13" style:family="drawing-page">
      <style:drawing-page-properties draw:background-size="border" draw:fill="solid" draw:fill-color="#ffffff" draw:fill-image-name="a564" draw:fill-image-width="0.115cm" draw:fill-image-height="0.115cm" style:repeat="repeat" draw:fill-image-ref-point="top-left"/>
    </style:style>
    <style:style style:name="Mdp14" style:family="drawing-page">
      <style:drawing-page-properties draw:background-size="border" draw:fill="solid" draw:fill-color="#ffffff" draw:fill-gradient-name="a625"/>
    </style:style>
    <style:style style:name="Mdp15" style:family="drawing-page">
      <style:drawing-page-properties draw:background-size="border" draw:fill="solid" draw:fill-color="#ffffff" draw:fill-image-name="a675" draw:fill-image-width="0.115cm" draw:fill-image-height="0.115cm" style:repeat="repeat" draw:fill-image-ref-point="top-left"/>
    </style:style>
    <style:style style:name="Mdp16" style:family="drawing-page">
      <style:drawing-page-properties draw:background-size="border" draw:fill="solid" draw:fill-color="#ffffff" draw:fill-gradient-name="a738"/>
    </style:style>
    <style:style style:name="Mdp17" style:family="drawing-page">
      <style:drawing-page-properties draw:background-size="border" draw:fill="solid" draw:fill-color="#ffffff" draw:fill-image-name="a788" draw:fill-image-width="0.115cm" draw:fill-image-height="0.115cm" style:repeat="repeat" draw:fill-image-ref-point="top-left"/>
    </style:style>
    <style:style style:name="Mdp18" style:family="drawing-page">
      <style:drawing-page-properties draw:background-size="border" draw:fill="solid" draw:fill-color="#ffffff" draw:fill-image-name="a868" draw:fill-image-width="0.115cm" draw:fill-image-height="0.115cm" style:repeat="repeat" draw:fill-image-ref-point="top-left"/>
    </style:style>
    <style:style style:name="Mdp19" style:family="drawing-page">
      <style:drawing-page-properties draw:background-size="border" draw:fill="solid" draw:fill-color="#ffffff" draw:fill-image-name="a956" draw:fill-image-width="0.115cm" draw:fill-image-height="0.115cm" style:repeat="repeat" draw:fill-image-ref-point="top-left"/>
    </style:style>
    <style:style style:name="Mdp20" style:family="drawing-page">
      <style:drawing-page-properties draw:background-size="border" draw:fill="solid" draw:fill-color="#ffffff" draw:fill-image-name="a1002" draw:fill-image-width="0.115cm" draw:fill-image-height="0.115cm" style:repeat="repeat" draw:fill-image-ref-point="top-left"/>
    </style:style>
    <style:style style:name="Mdp21" style:family="drawing-page">
      <style:drawing-page-properties draw:background-size="border" draw:fill="solid" draw:fill-color="#ffffff" draw:fill-image-name="a1044" draw:fill-image-width="0.115cm" draw:fill-image-height="0.115cm" style:repeat="repeat" draw:fill-image-ref-point="top-left"/>
    </style:style>
    <style:style style:name="Mdp22" style:family="drawing-page">
      <style:drawing-page-properties draw:background-size="border" draw:fill="solid" draw:fill-color="#ffffff" draw:fill-image-name="a1111" draw:fill-image-width="0.115cm" draw:fill-image-height="0.115cm" style:repeat="repeat" draw:fill-image-ref-point="top-left"/>
    </style:style>
    <style:style style:name="Mdp23" style:family="drawing-page">
      <style:drawing-page-properties draw:background-size="border" draw:fill="solid" draw:fill-color="#ffffff" draw:fill-image-name="a1165" draw:fill-image-width="0.115cm" draw:fill-image-height="0.115cm" style:repeat="repeat" draw:fill-image-ref-point="top-left"/>
    </style:style>
    <style:style style:name="Mdp24" style:family="drawing-page">
      <style:drawing-page-properties draw:background-size="border" draw:fill="solid" draw:fill-color="#ffffff" draw:fill-image-name="a1228" draw:fill-image-width="0.115cm" draw:fill-image-height="0.115cm" style:repeat="repeat" draw:fill-image-ref-point="top-left"/>
    </style:style>
    <style:style style:name="Mdp25" style:family="drawing-page">
      <style:drawing-page-properties draw:background-size="border" draw:fill="bitmap" draw:fill-image-name="zen_5f_tausta" draw:fill-image-width="100%" draw:fill-image-height="100%"/>
    </style:style>
    <style:style style:name="Mdp2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gradient-name="a568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4" style:family="graphic" style:parent-style-name="standard">
      <style:graphic-properties draw:stroke="none" draw:fill="gradient" draw:fill-gradient-name="a572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5" style:family="graphic" style:parent-style-name="standard">
      <style:graphic-properties draw:stroke="solid" svg:stroke-width="0.03cm" svg:stroke-color="#008abf" svg:stroke-opacity="56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09dd9" svg:stroke-opacity="56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gradient" draw:fill-gradient-name="a629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8" style:family="graphic" style:parent-style-name="standard">
      <style:graphic-properties draw:stroke="none" draw:fill="gradient" draw:fill-gradient-name="a633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9" style:family="graphic" style:parent-style-name="standard">
      <style:graphic-properties draw:stroke="none" draw:fill="gradient" draw:fill-gradient-name="a679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0" style:family="graphic" style:parent-style-name="standard">
      <style:graphic-properties draw:stroke="none" draw:fill="gradient" draw:fill-gradient-name="a683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1" style:family="graphic" style:parent-style-name="standard">
      <style:graphic-properties draw:stroke="none" draw:fill="gradient" draw:fill-gradient-name="a742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2" style:family="graphic" style:parent-style-name="standard">
      <style:graphic-properties draw:stroke="none" draw:fill="gradient" draw:fill-gradient-name="a746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3" style:family="graphic" style:parent-style-name="standard">
      <style:graphic-properties draw:stroke="none" draw:fill="gradient" draw:fill-gradient-name="a792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4" style:family="graphic" style:parent-style-name="standard">
      <style:graphic-properties draw:stroke="none" draw:fill="gradient" draw:fill-gradient-name="a796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5" style:family="graphic" style:parent-style-name="standard">
      <style:graphic-properties draw:stroke="none" draw:fill="gradient" draw:fill-gradient-name="a872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6" style:family="graphic" style:parent-style-name="standard">
      <style:graphic-properties draw:stroke="none" draw:fill="gradient" draw:fill-gradient-name="a876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7" style:family="graphic" style:parent-style-name="standard">
      <style:graphic-properties draw:stroke="none" draw:fill="gradient" draw:fill-gradient-name="a960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8" style:family="graphic" style:parent-style-name="standard">
      <style:graphic-properties draw:stroke="none" draw:fill="gradient" draw:fill-gradient-name="a96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9" style:family="graphic" style:parent-style-name="standard">
      <style:graphic-properties draw:stroke="none" draw:fill="gradient" draw:fill-gradient-name="a1006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0" style:family="graphic" style:parent-style-name="standard">
      <style:graphic-properties draw:stroke="none" draw:fill="gradient" draw:fill-gradient-name="a1010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1" style:family="graphic" style:parent-style-name="standard">
      <style:graphic-properties draw:stroke="none" draw:fill="gradient" draw:fill-gradient-name="a1048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2" style:family="graphic" style:parent-style-name="standard">
      <style:graphic-properties draw:stroke="none" draw:fill="gradient" draw:fill-gradient-name="a1052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3" style:family="graphic" style:parent-style-name="standard">
      <style:graphic-properties draw:stroke="solid" svg:stroke-width="0.009cm" svg:stroke-color="#c0c0c0" svg:stroke-opacity="100%" draw:fill="solid" draw:fill-color="#ffffff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-0.061cm" draw:shadow-offset-y="0.088cm" draw:shadow-color="#000000" draw:shadow-opacity="25%"/>
    </style:style>
    <style:style style:name="Mgr24" style:family="graphic" style:parent-style-name="standard">
      <style:graphic-properties draw:stroke="solid" svg:stroke-width="0.035cm" svg:stroke-color="#ffffff" svg:stroke-opacity="100%" draw:stroke-linejoin="bevel" draw:fill="solid" draw:fill-color="#ffffff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-0.014cm" draw:shadow-offset-y="-0.01cm" draw:shadow-color="#000000" draw:shadow-opacity="47%"/>
    </style:style>
    <style:style style:name="Mgr25" style:family="graphic" style:parent-style-name="standard">
      <style:graphic-properties draw:stroke="none" draw:fill="gradient" draw:fill-gradient-name="a1121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6" style:family="graphic" style:parent-style-name="standard">
      <style:graphic-properties draw:stroke="none" draw:fill="gradient" draw:fill-gradient-name="a1125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7" style:family="graphic" style:parent-style-name="standard">
      <style:graphic-properties draw:stroke="none" draw:fill="gradient" draw:fill-gradient-name="a1169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8" style:family="graphic" style:parent-style-name="standard">
      <style:graphic-properties draw:stroke="none" draw:fill="gradient" draw:fill-gradient-name="a1173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9" style:family="graphic" style:parent-style-name="standard">
      <style:graphic-properties draw:stroke="none" draw:fill="gradient" draw:fill-gradient-name="a1232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30" style:family="graphic" style:parent-style-name="standard">
      <style:graphic-properties draw:stroke="none" draw:fill="gradient" draw:fill-gradient-name="a1236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078cm" fo:padding-bottom="0cm" fo:padding-left="0cm" fo:padding-right="0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1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078cm" fo:padding-bottom="0cm" fo:padding-left="0cm" fo:padding-right="0cm" fo:wrap-option="wrap"/>
    </style:style>
    <style:style style:name="Mpr18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2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078cm" fo:padding-bottom="0cm" fo:padding-left="0cm" fo:padding-right="0cm" fo:wrap-option="wrap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29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4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4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078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078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2-Flow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62" style:family="presentation" style:parent-style-name="Master2-Flow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63" style:family="presentation" style:parent-style-name="Master2-Flow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Flow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Flow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Layout1-title-Title-Sli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.056cm" fo:wrap-option="wrap"/>
    </style:style>
    <style:style style:name="Mpr67" style:family="presentation" style:parent-style-name="Master2-Layout1-title-Title-Slide-subtitle">
      <style:graphic-properties draw:stroke="none" draw:fill="none" draw:textarea-horizontal-align="left" draw:textarea-vertical-align="top" draw:auto-grow-height="false" draw:auto-grow-width="false" fo:padding-top="0.14cm" fo:padding-bottom="0.14cm" fo:padding-left="0cm" fo:padding-right="0.056cm" fo:wrap-option="wrap"/>
    </style:style>
    <style:style style:name="Mpr68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72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73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14cm" fo:padding-right="0.14cm" fo:wrap-option="wrap"/>
    </style:style>
    <style:style style:name="Mpr78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82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83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87" style:family="presentation" style:parent-style-name="Master2-Layout5-twoTxTwoObj-Comparison-outline1">
      <style:graphic-properties draw:stroke="none" draw:fill="none" draw:textarea-horizontal-align="left" draw:textarea-vertical-align="middle" draw:auto-grow-height="false" draw:auto-grow-width="false" fo:padding-top="0cm" fo:padding-bottom="0cm" fo:padding-left="0.14cm" fo:padding-right="0.14cm" fo:wrap-option="wrap"/>
    </style:style>
    <style:style style:name="Mpr88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.14cm" fo:padding-left="0.28cm" fo:padding-right="0.28cm" fo:wrap-option="wrap"/>
    </style:style>
    <style:style style:name="Mpr8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93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100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056cm" fo:padding-right="0.056cm" fo:wrap-option="wrap"/>
    </style:style>
    <style:style style:name="Mpr101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.14cm" fo:padding-left="0.28cm" fo:padding-right="0.28cm" fo:wrap-option="wrap"/>
    </style:style>
    <style:style style:name="Mpr102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14cm" fo:padding-right="0.14cm" fo:wrap-option="wrap"/>
    </style:style>
    <style:style style:name="Mpr106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196cm" fo:padding-right="0.14cm" fo:wrap-option="wrap"/>
    </style:style>
    <style:style style:name="Mpr107" style:family="presentation" style:parent-style-name="Master2-Layout9-picTx-Picture-with-Caption-title">
      <style:graphic-properties draw:stroke="solid" svg:stroke-width="0.008cm" svg:stroke-color="#c0c0c0" svg:stroke-opacity="100%" draw:stroke-linejoin="round" draw:fill="solid" draw:fill-color="#dbf5f9" draw:opacity="100%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108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112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113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fo:padding-top="0.14cm" fo:padding-bottom="0cm" fo:padding-left="0cm" fo:padding-right="0cm" fo:wrap-option="wrap"/>
      <style:paragraph-properties style:writing-mode="tb-rl"/>
    </style:style>
    <style:style style:name="Mpr117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118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harmaa2-title">
      <style:graphic-properties draw:fill-color="#ffffff" draw:auto-grow-height="false" fo:min-height="3.507cm"/>
    </style:style>
    <style:style style:name="Mpr122" style:family="presentation" style:parent-style-name="harmaa2-outline1">
      <style:graphic-properties draw:fill-color="#ffffff" draw:auto-grow-height="false" fo:min-height="13.86cm"/>
    </style:style>
    <style:style style:name="Mpr12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2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cm" fo:margin-bottom="0.503cm" fo:line-height="93%" fo:text-align="start" fo:text-indent="-0.953cm" style:punctuation-wrap="simple" style:writing-mode="lr-tb">
        <style:tab-stops/>
      </style:paragraph-properties>
    </style:style>
    <style:style style:name="MP6" style:family="paragraph">
      <style:paragraph-properties fo:margin-left="2.064cm" fo:margin-right="0cm" fo:margin-top="0cm" fo:margin-bottom="0.402cm" fo:line-height="93%" fo:text-align="start" fo:text-indent="-0.794cm" style:punctuation-wrap="simple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.3cm" fo:line-height="93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.203cm" fo:line-height="93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.102cm" fo:line-height="93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MP11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</style:tab-stops>
      </style:paragraph-properties>
    </style:style>
    <style:style style:name="MP12" style:family="paragraph">
      <style:paragraph-properties fo:margin-left="0cm" fo:margin-right="0cm" fo:margin-top="0cm" fo:margin-bottom="0.503cm" fo:line-height="93%" fo:text-align="center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503cm" fo:line-height="93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.838cm" fo:margin-right="0cm" fo:margin-top="0.247cm" fo:margin-bottom="0cm" fo:line-height="100%" fo:text-align="start" fo:text-indent="-0.838cm" style:punctuation-wrap="hanging" style:writing-mode="lr-tb">
        <style:tab-stops/>
      </style:paragraph-properties>
    </style:style>
    <style:style style:name="MP18" style:family="paragraph">
      <style:paragraph-properties fo:margin-left="1.958cm" fo:margin-right="0cm" fo:margin-top="0.212cm" fo:margin-bottom="0cm" fo:line-height="100%" fo:text-align="start" fo:text-indent="-0.754cm" style:punctuation-wrap="hanging" style:writing-mode="lr-tb">
        <style:tab-stops/>
      </style:paragraph-properties>
    </style:style>
    <style:style style:name="MP19" style:family="paragraph">
      <style:paragraph-properties fo:margin-left="2.796cm" fo:margin-right="0cm" fo:margin-top="0.212cm" fo:margin-bottom="0cm" fo:line-height="100%" fo:text-align="start" fo:text-indent="-0.754cm" style:punctuation-wrap="hanging" style:writing-mode="lr-tb">
        <style:tab-stops/>
      </style:paragraph-properties>
    </style:style>
    <style:style style:name="MP20" style:family="paragraph">
      <style:paragraph-properties fo:margin-left="3.638cm" fo:margin-right="0cm" fo:margin-top="0.176cm" fo:margin-bottom="0cm" fo:line-height="100%" fo:text-align="start" fo:text-indent="-0.644cm" style:punctuation-wrap="hanging" style:writing-mode="lr-tb">
        <style:tab-stops/>
      </style:paragraph-properties>
    </style:style>
    <style:style style:name="MP21" style:family="paragraph">
      <style:paragraph-properties fo:margin-left="4.476cm" fo:margin-right="0cm" fo:margin-top="0.176cm" fo:margin-bottom="0cm" fo:line-height="100%" fo:text-align="start" fo:text-indent="-0.644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cm" fo:margin-bottom="0cm" fo:line-height="93%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.14cm" fo:margin-top="0.247cm" fo:margin-bottom="0cm" fo:line-height="100%" fo:text-align="end" fo:text-indent="0cm" style:punctuation-wrap="hanging" style:writing-mode="lr-tb">
        <style:tab-stops/>
      </style:paragraph-properties>
    </style:style>
    <style:style style:name="MP2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6" style:family="paragraph">
      <style:paragraph-properties fo:margin-left="0.838cm" fo:margin-right="0cm" fo:margin-top="0.212cm" fo:margin-bottom="0cm" fo:line-height="100%" fo:text-align="start" fo:text-indent="-0.838cm" style:punctuation-wrap="hanging" style:writing-mode="lr-tb">
        <style:tab-stops/>
      </style:paragraph-properties>
    </style:style>
    <style:style style:name="MP2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28" style:family="paragraph">
      <style:paragraph-properties fo:margin-left="0cm" fo:margin-right="0cm" fo:margin-top="0.097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30" style:family="paragraph">
      <style:paragraph-properties fo:margin-left="0cm" fo:margin-right="0cm" fo:text-indent="0cm"/>
    </style:style>
    <style:style style:name="MP31" style:family="paragraph">
      <style:paragraph-properties fo:margin-left="1.2cm" fo:margin-right="0cm" fo:text-indent="-0.9cm"/>
    </style:style>
    <style:style style:name="MP32" style:family="paragraph">
      <style:paragraph-properties fo:margin-left="2.4cm" fo:margin-right="0cm" fo:text-indent="-0.8cm"/>
    </style:style>
    <style:style style:name="MP33" style:family="paragraph">
      <style:paragraph-properties fo:margin-left="3.6cm" fo:margin-right="0cm" fo:text-indent="-0.6cm"/>
    </style:style>
    <style:style style:name="MP34" style:family="paragraph">
      <style:paragraph-properties fo:margin-left="4.8cm" fo:margin-right="0cm" fo:text-indent="-0.6cm"/>
    </style:style>
    <style:style style:name="MP35" style:family="paragraph">
      <style:paragraph-properties fo:margin-left="6cm" fo:margin-right="0cm" fo:text-indent="-0.6cm"/>
    </style:style>
    <style:style style:name="MP36" style:family="paragraph">
      <style:paragraph-properties fo:margin-left="7.2cm" fo:margin-right="0cm" fo:text-indent="-0.6cm"/>
    </style:style>
    <style:style style:name="MP37" style:family="paragraph">
      <style:paragraph-properties fo:margin-left="8.4cm" fo:margin-right="0cm" fo:text-indent="-0.6cm"/>
    </style:style>
    <style:style style:name="MP38" style:family="paragraph">
      <style:paragraph-properties fo:margin-left="9.6cm" fo:margin-right="0cm" fo:text-indent="-0.6cm"/>
    </style:style>
    <style:style style:name="MP39" style:family="paragraph">
      <style:paragraph-properties fo:margin-left="10.8cm" fo:margin-right="0cm" fo:text-indent="-0.6cm"/>
    </style:style>
    <style:style style:name="MP4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e6e6e6" style:text-line-through-style="none" style:text-position="0% 100%" fo:font-family="'Times New Roman'" fo:font-size="4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false" style:font-family-asian="msmincho" style:font-size-asian="44pt" style:font-style-asian="normal" style:font-weight-asian="bold" style:font-family-complex="msmincho" style:font-size-complex="44pt" style:font-style-complex="normal" style:font-weight-complex="bold"/>
    </style:style>
    <style:style style:name="MT2" style:family="text">
      <style:text-properties fo:color="#e6e6e6" style:text-line-through-style="none" style:text-position="0% 100%" fo:font-family="'Times New Roman'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32pt" style:font-style-asian="normal" style:font-weight-asian="normal" style:font-family-complex="msmincho" style:font-size-complex="32pt" style:font-style-complex="normal" style:font-weight-complex="normal"/>
    </style:style>
    <style:style style:name="MT3" style:family="text">
      <style:text-properties fo:color="#e6e6e6" style:text-line-through-style="none" style:text-position="0% 100%" fo:font-family="'Times New Roman'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28pt" style:font-style-asian="normal" style:font-weight-asian="normal" style:font-family-complex="msmincho" style:font-size-complex="28pt" style:font-style-complex="normal" style:font-weight-complex="normal"/>
    </style:style>
    <style:style style:name="MT4" style:family="text">
      <style:text-properties fo:color="#e6e6e6" style:text-line-through-style="none" style:text-position="0% 100%" fo:font-family="'Times New Roman'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24pt" style:font-style-asian="normal" style:font-weight-asian="normal" style:font-family-complex="msmincho" style:font-size-complex="24pt" style:font-style-complex="normal" style:font-weight-complex="normal"/>
    </style:style>
    <style:style style:name="MT5" style:family="text">
      <style:text-properties fo:color="#e6e6e6" style:text-line-through-style="none" style:text-position="0% 100%" fo:font-family="'Times New Roman'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20pt" style:font-style-asian="normal" style:font-weight-asian="normal" style:font-family-complex="msmincho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fo:font-size="18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msmincho" style:font-size-asian="18pt" style:font-style-asian="normal" style:font-weight-asian="normal" style:font-family-complex="msmincho" style:font-size-complex="18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Times New Roman'" style:font-family-generic="roman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size-asian="14pt" style:font-style-asian="normal" style:font-weight-asian="normal" style:font-family-complex="'DejaVu Sans'" style:font-size-complex="14pt" style:font-style-complex="normal" style:font-weight-complex="normal"/>
    </style:style>
    <style:style style:name="MT8" style:family="text">
      <style:text-properties fo:color="#e6e6e6" style:text-line-through-style="none" style:text-position="0% 100%" fo:font-family="'Times New Roman'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msmincho" style:font-size-asian="44pt" style:font-style-asian="normal" style:font-weight-asian="bold" style:font-family-complex="msmincho" style:font-size-complex="44pt" style:font-style-complex="normal" style:font-weight-complex="bold"/>
    </style:style>
    <style:style style:name="MT9" style:family="text">
      <style:text-properties fo:color="#e6e6e6" style:text-line-through-style="none" style:text-position="0% 100%" fo:font-family="'Times New Roman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32pt" style:font-style-asian="normal" style:font-weight-asian="normal" style:font-family-complex="msmincho" style:font-size-complex="32pt" style:font-style-complex="normal" style:font-weight-complex="normal"/>
    </style:style>
    <style:style style:name="MT10" style:family="text">
      <style:text-properties fo:color="#e6e6e6" style:text-line-through-style="none" style:text-position="0% 100%" fo:font-family="'Times New Roman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28pt" style:font-style-asian="normal" style:font-weight-asian="normal" style:font-family-complex="msmincho" style:font-size-complex="28pt" style:font-style-complex="normal" style:font-weight-complex="normal"/>
    </style:style>
    <style:style style:name="MT11" style:family="text">
      <style:text-properties fo:color="#e6e6e6" style:text-line-through-style="none" style:text-position="0% 100%" fo:font-family="'Times New Roman'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24pt" style:font-style-asian="normal" style:font-weight-asian="normal" style:font-family-complex="msmincho" style:font-size-complex="24pt" style:font-style-complex="normal" style:font-weight-complex="normal"/>
    </style:style>
    <style:style style:name="MT12" style:family="text">
      <style:text-properties fo:color="#e6e6e6" style:text-line-through-style="none" style:text-position="0% 100%" fo:font-family="'Times New Roman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20pt" style:font-style-asian="normal" style:font-weight-asian="normal" style:font-family-complex="msmincho" style:font-size-complex="20pt" style:font-style-complex="normal" style:font-weight-complex="normal"/>
    </style:style>
    <style:style style:name="MT13" style:family="text">
      <style:text-properties fo:color="#e6e6e6" style:text-line-through-style="none" style:text-position="0% 100%" fo:font-family="'Times New Roman'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msmincho" style:font-size-asian="40pt" style:font-style-asian="normal" style:font-weight-asian="bold" style:font-family-complex="msmincho" style:font-size-complex="40pt" style:font-style-complex="normal" style:font-weight-complex="bold"/>
    </style:style>
    <style:style style:name="MT14" style:family="text">
      <style:text-properties fo:color="#e6e6e6" style:text-line-through-style="none" style:text-position="0% 100%" fo:font-family="'Times New Roman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18pt" style:font-style-asian="normal" style:font-weight-asian="normal" style:font-family-complex="msmincho" style:font-size-complex="18pt" style:font-style-complex="normal" style:font-weight-complex="normal"/>
    </style:style>
    <style:style style:name="MT15" style:family="text">
      <style:text-properties fo:color="#e6e6e6" style:text-line-through-style="none" style:text-position="0% 100%" fo:font-family="'Times New Roman'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msmincho" style:font-size-asian="24pt" style:font-style-asian="normal" style:font-weight-asian="bold" style:font-family-complex="msmincho" style:font-size-complex="24pt" style:font-style-complex="normal" style:font-weight-complex="bold"/>
    </style:style>
    <style:style style:name="MT16" style:family="text">
      <style:text-properties fo:color="#e6e6e6" style:text-line-through-style="none" style:text-position="0% 100%" fo:font-family="'Times New Roman'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16pt" style:font-style-asian="normal" style:font-weight-asian="normal" style:font-family-complex="msmincho" style:font-size-complex="16pt" style:font-style-complex="normal" style:font-weight-complex="normal"/>
    </style:style>
    <style:style style:name="MT17" style:family="text">
      <style:text-properties fo:color="#e6e6e6" style:text-line-through-style="none" style:text-position="0% 100%" fo:font-family="'Times New Roman'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msmincho" style:font-size-asian="20pt" style:font-style-asian="normal" style:font-weight-asian="bold" style:font-family-complex="msmincho" style:font-size-complex="20pt" style:font-style-complex="normal" style:font-weight-complex="bold"/>
    </style:style>
    <style:style style:name="MT18" style:family="text">
      <style:text-properties fo:color="#e6e6e6" style:text-line-through-style="none" style:text-position="0% 100%" fo:font-family="'Times New Roman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14pt" style:font-style-asian="normal" style:font-weight-asian="normal" style:font-family-complex="msmincho" style:font-size-complex="14pt" style:font-style-complex="normal" style:font-weight-complex="normal"/>
    </style:style>
    <style:style style:name="MT19" style:family="text">
      <style:text-properties fo:color="#04617b" style:text-line-through-style="none" style:text-position="0% 100%" fo:font-family="Calibri" fo:font-size="5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5pt" style:font-style-asian="normal" style:font-weight-asian="normal" style:font-size-complex="55pt" style:font-style-complex="normal" style:font-weight-complex="normal"/>
    </style:style>
    <style:style style:name="MT20" style:family="text">
      <style:text-properties fo:color="#000000" style:text-line-through-style="none" style:text-position="0% 100%" fo:font-family="Constantia" fo:font-size="2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MT21" style:family="text">
      <style:text-properties fo:color="#000000" style:text-line-through-style="none" style:text-position="0% 100%" fo:font-family="Constantia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22" style:family="text">
      <style:text-properties fo:color="#000000" style:text-line-through-style="none" style:text-position="0% 100%" fo:font-family="Constantia" fo:font-size="2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Constantia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24" style:family="text">
      <style:text-properties fo:color="#045c75" style:text-line-through-style="none" style:text-position="0% 100%" fo:font-family="Arial" fo:font-size="13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25" style:family="text">
      <style:text-properties fo:color="#4de1ea" style:text-line-through-style="none" style:text-position="0% 100%" fo:font-family="Calibri" fo:font-size="62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62pt" style:font-style-asian="normal" style:font-weight-asian="bold" style:font-size-complex="62pt" style:font-style-complex="normal" style:font-weight-complex="bold"/>
    </style:style>
    <style:style style:name="MT26" style:family="text">
      <style:text-properties fo:color="#ffffff" style:text-line-through-style="none" style:text-position="0% 100%" fo:font-family="Constantia" fo:font-size="2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MT27" style:family="text">
      <style:text-properties fo:color="#d1eaee" style:text-line-through-style="none" style:text-position="0% 100%" fo:font-family="Arial" fo:font-size="1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28" style:family="text">
      <style:text-properties fo:color="#045c75" style:text-line-through-style="none" style:text-position="0% 100%" fo:font-family="Arial" fo:font-size="1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29" style:family="text">
      <style:text-properties fo:color="#4ce4ad" style:text-line-through-style="none" style:text-position="0% 100%" fo:font-family="Calibri" fo:font-size="62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62pt" style:font-style-asian="normal" style:font-weight-asian="bold" style:font-size-complex="62pt" style:font-style-complex="normal" style:font-weight-complex="bold"/>
    </style:style>
    <style:style style:name="MT30" style:family="text">
      <style:text-properties fo:color="#ffffff" style:text-line-through-style="none" style:text-position="0% 100%" fo:font-family="Constantia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1" style:family="text">
      <style:text-properties fo:color="#000000" style:text-line-through-style="none" style:text-position="0% 100%" fo:font-family="Constantia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2" style:family="text">
      <style:text-properties fo:color="#04617b" style:text-line-through-style="none" style:text-position="0% 100%" fo:font-family="Constantia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33" style:family="text">
      <style:text-properties fo:color="#000000" style:text-line-through-style="none" style:text-position="0% 100%" fo:font-family="Constantia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4" style:family="text">
      <style:text-properties fo:color="#000000" style:text-line-through-style="none" style:text-position="0% 100%" fo:font-family="Constantia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5" style:family="text">
      <style:text-properties fo:color="#04617b" style:text-line-through-style="none" style:text-position="0% 100%" fo:font-family="Calibri" fo:font-size="2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MT36" style:family="text">
      <style:text-properties fo:color="#000000" style:text-line-through-style="none" style:text-position="0% 100%" fo:font-family="Constantia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37" style:family="text">
      <style:text-properties fo:color="#000000" style:text-line-through-style="none" style:text-position="0% 100%" fo:font-family="Constantia" fo:font-size="3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MT38" style:family="text">
      <style:text-properties fo:color="#04617b" style:text-line-through-style="none" style:text-position="0% 100%" fo:font-family="Calibri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39" style:family="text">
      <style:text-properties fo:color="#000000" style:text-line-through-style="none" style:text-position="0% 100%" fo:font-family="Constantia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40" style:family="text">
      <style:text-properties fo:color="#000000" style:text-line-through-style="none" style:text-position="0% 100%" fo:font-family="Constantia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MT41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4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159cm" text:min-label-width="0.794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794cm"/>
        <style:text-properties style:use-window-font-color="true" fo:font-size="45%"/>
      </text:list-level-style-number>
      <text:list-level-style-number text:level="3" style:num-format="">
        <style:list-level-properties text:space-before="2.381cm" text:min-label-width="0.794cm"/>
        <style:text-properties style:use-window-font-color="true" fo:font-size="45%"/>
      </text:list-level-style-number>
      <text:list-level-style-number text:level="4" style:num-format="">
        <style:list-level-properties text:space-before="3.651cm" text:min-label-width="0.794cm"/>
        <style:text-properties style:use-window-font-color="true" fo:font-size="45%"/>
      </text:list-level-style-number>
      <text:list-level-style-number text:level="5" style:num-format="">
        <style:list-level-properties text:space-before="4.921cm" text:min-label-width="0.794cm"/>
        <style:text-properties style:use-window-font-color="true" fo:font-size="45%"/>
      </text:list-level-style-number>
      <text:list-level-style-number text:level="6" style:num-format="">
        <style:list-level-properties text:space-before="6.191cm" text:min-label-width="0.794cm"/>
        <style:text-properties style:use-window-font-color="true" fo:font-size="45%"/>
      </text:list-level-style-number>
      <text:list-level-style-number text:level="7" style:num-format="">
        <style:list-level-properties text:space-before="7.461cm" text:min-label-width="0.794cm"/>
        <style:text-properties style:use-window-font-color="true" fo:font-size="45%"/>
      </text:list-level-style-number>
      <text:list-level-style-number text:level="8" style:num-format="">
        <style:list-level-properties text:space-before="8.731cm" text:min-label-width="0.794cm"/>
        <style:text-properties style:use-window-font-color="true" fo:font-size="45%"/>
      </text:list-level-style-number>
      <text:list-level-style-number text:level="9" style:num-format="">
        <style:list-level-properties text:space-before="10.001cm" text:min-label-width="0.79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18cm"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429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">
        <style:list-level-properties text:min-label-width="0.838cm"/>
        <style:text-properties fo:font-family="'Wingdings 2'" style:font-family-generic="roman" style:font-pitch="variable" style:font-charset="x-symbol" fo:color="#0bd0d9" fo:font-size="95%"/>
      </text:list-level-style-bullet>
      <text:list-level-style-bullet text:level="2" text:bullet-char="">
        <style:list-level-properties text:space-before="1.12cm" text:min-label-width="0.838cm"/>
        <style:text-properties fo:font-family="'Wingdings 2'" style:font-family-generic="roman" style:font-pitch="variable" style:font-charset="x-symbol" fo:color="#0bd0d9" fo:font-size="95%"/>
      </text:list-level-style-bullet>
      <text:list-level-style-bullet text:level="3" text:bullet-char="">
        <style:list-level-properties text:space-before="1.958cm" text:min-label-width="0.838cm"/>
        <style:text-properties fo:font-family="'Wingdings 2'" style:font-family-generic="roman" style:font-pitch="variable" style:font-charset="x-symbol" fo:color="#0bd0d9" fo:font-size="95%"/>
      </text:list-level-style-bullet>
      <text:list-level-style-bullet text:level="4" text:bullet-char="">
        <style:list-level-properties text:space-before="2.8cm" text:min-label-width="0.838cm"/>
        <style:text-properties fo:font-family="'Wingdings 2'" style:font-family-generic="roman" style:font-pitch="variable" style:font-charset="x-symbol" fo:color="#0bd0d9" fo:font-size="95%"/>
      </text:list-level-style-bullet>
      <text:list-level-style-bullet text:level="5" text:bullet-char="">
        <style:list-level-properties text:space-before="3.638cm" text:min-label-width="0.838cm"/>
        <style:text-properties fo:font-family="'Wingdings 2'" style:font-family-generic="roman" style:font-pitch="variable" style:font-charset="x-symbol" fo:color="#0bd0d9" fo:font-size="95%"/>
      </text:list-level-style-bullet>
      <text:list-level-style-bullet text:level="6" text:bullet-char="">
        <style:list-level-properties text:space-before="4.482cm" text:min-label-width="0.838cm"/>
        <style:text-properties fo:font-family="'Wingdings 2'" style:font-family-generic="roman" style:font-pitch="variable" style:font-charset="x-symbol" fo:color="#0bd0d9" fo:font-size="95%"/>
      </text:list-level-style-bullet>
      <text:list-level-style-bullet text:level="7" text:bullet-char="">
        <style:list-level-properties text:space-before="5.042cm" text:min-label-width="0.838cm"/>
        <style:text-properties fo:font-family="'Wingdings 2'" style:font-family-generic="roman" style:font-pitch="variable" style:font-charset="x-symbol" fo:color="#0bd0d9" fo:font-size="95%"/>
      </text:list-level-style-bullet>
      <text:list-level-style-bullet text:level="8" text:bullet-char="">
        <style:list-level-properties text:space-before="5.882cm" text:min-label-width="0.838cm"/>
        <style:text-properties fo:font-family="'Wingdings 2'" style:font-family-generic="roman" style:font-pitch="variable" style:font-charset="x-symbol" fo:color="#0bd0d9" fo:font-size="95%"/>
      </text:list-level-style-bullet>
      <text:list-level-style-bullet text:level="9" text:bullet-char="">
        <style:list-level-properties text:space-before="6.722cm" text:min-label-width="0.838cm"/>
        <style:text-properties fo:font-family="'Wingdings 2'" style:font-family-generic="roman" style:font-pitch="variable" style:font-charset="x-symbol" fo:color="#0bd0d9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">
        <style:list-level-properties text:space-before="0.084cm" text:min-label-width="0.754cm"/>
        <style:text-properties fo:font-family="'Wingdings 2'" style:font-family-generic="roman" style:font-pitch="variable" style:font-charset="x-symbol" fo:color="#0f6fc6" fo:font-size="85%"/>
      </text:list-level-style-bullet>
      <text:list-level-style-bullet text:level="2" text:bullet-char="">
        <style:list-level-properties text:space-before="1.204cm" text:min-label-width="0.754cm"/>
        <style:text-properties fo:font-family="'Wingdings 2'" style:font-family-generic="roman" style:font-pitch="variable" style:font-charset="x-symbol" fo:color="#0f6fc6" fo:font-size="85%"/>
      </text:list-level-style-bullet>
      <text:list-level-style-bullet text:level="3" text:bullet-char="">
        <style:list-level-properties text:space-before="2.042cm" text:min-label-width="0.754cm"/>
        <style:text-properties fo:font-family="'Wingdings 2'" style:font-family-generic="roman" style:font-pitch="variable" style:font-charset="x-symbol" fo:color="#0f6fc6" fo:font-size="85%"/>
      </text:list-level-style-bullet>
      <text:list-level-style-bullet text:level="4" text:bullet-char="">
        <style:list-level-properties text:space-before="2.884cm" text:min-label-width="0.754cm"/>
        <style:text-properties fo:font-family="'Wingdings 2'" style:font-family-generic="roman" style:font-pitch="variable" style:font-charset="x-symbol" fo:color="#0f6fc6" fo:font-size="85%"/>
      </text:list-level-style-bullet>
      <text:list-level-style-bullet text:level="5" text:bullet-char="">
        <style:list-level-properties text:space-before="3.722cm" text:min-label-width="0.754cm"/>
        <style:text-properties fo:font-family="'Wingdings 2'" style:font-family-generic="roman" style:font-pitch="variable" style:font-charset="x-symbol" fo:color="#0f6fc6" fo:font-size="85%"/>
      </text:list-level-style-bullet>
      <text:list-level-style-bullet text:level="6" text:bullet-char="">
        <style:list-level-properties text:space-before="4.566cm" text:min-label-width="0.754cm"/>
        <style:text-properties fo:font-family="'Wingdings 2'" style:font-family-generic="roman" style:font-pitch="variable" style:font-charset="x-symbol" fo:color="#0f6fc6" fo:font-size="85%"/>
      </text:list-level-style-bullet>
      <text:list-level-style-bullet text:level="7" text:bullet-char="">
        <style:list-level-properties text:space-before="5.126cm" text:min-label-width="0.754cm"/>
        <style:text-properties fo:font-family="'Wingdings 2'" style:font-family-generic="roman" style:font-pitch="variable" style:font-charset="x-symbol" fo:color="#0f6fc6" fo:font-size="85%"/>
      </text:list-level-style-bullet>
      <text:list-level-style-bullet text:level="8" text:bullet-char="">
        <style:list-level-properties text:space-before="5.966cm" text:min-label-width="0.754cm"/>
        <style:text-properties fo:font-family="'Wingdings 2'" style:font-family-generic="roman" style:font-pitch="variable" style:font-charset="x-symbol" fo:color="#0f6fc6" fo:font-size="85%"/>
      </text:list-level-style-bullet>
      <text:list-level-style-bullet text:level="9" text:bullet-char="">
        <style:list-level-properties text:space-before="6.805cm" text:min-label-width="0.754cm"/>
        <style:text-properties fo:font-family="'Wingdings 2'" style:font-family-generic="roman" style:font-pitch="variable" style:font-charset="x-symbol" fo:color="#0f6fc6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">
        <style:list-level-properties text:space-before="0.084cm" text:min-label-width="0.754cm"/>
        <style:text-properties fo:font-family="'Wingdings 2'" style:font-family-generic="roman" style:font-pitch="variable" style:font-charset="x-symbol" fo:color="#009dd9" fo:font-size="70%"/>
      </text:list-level-style-bullet>
      <text:list-level-style-bullet text:level="2" text:bullet-char="">
        <style:list-level-properties text:space-before="1.204cm" text:min-label-width="0.754cm"/>
        <style:text-properties fo:font-family="'Wingdings 2'" style:font-family-generic="roman" style:font-pitch="variable" style:font-charset="x-symbol" fo:color="#009dd9" fo:font-size="70%"/>
      </text:list-level-style-bullet>
      <text:list-level-style-bullet text:level="3" text:bullet-char="">
        <style:list-level-properties text:space-before="2.042cm" text:min-label-width="0.754cm"/>
        <style:text-properties fo:font-family="'Wingdings 2'" style:font-family-generic="roman" style:font-pitch="variable" style:font-charset="x-symbol" fo:color="#009dd9" fo:font-size="70%"/>
      </text:list-level-style-bullet>
      <text:list-level-style-bullet text:level="4" text:bullet-char="">
        <style:list-level-properties text:space-before="2.884cm" text:min-label-width="0.754cm"/>
        <style:text-properties fo:font-family="'Wingdings 2'" style:font-family-generic="roman" style:font-pitch="variable" style:font-charset="x-symbol" fo:color="#009dd9" fo:font-size="70%"/>
      </text:list-level-style-bullet>
      <text:list-level-style-bullet text:level="5" text:bullet-char="">
        <style:list-level-properties text:space-before="3.722cm" text:min-label-width="0.754cm"/>
        <style:text-properties fo:font-family="'Wingdings 2'" style:font-family-generic="roman" style:font-pitch="variable" style:font-charset="x-symbol" fo:color="#009dd9" fo:font-size="70%"/>
      </text:list-level-style-bullet>
      <text:list-level-style-bullet text:level="6" text:bullet-char="">
        <style:list-level-properties text:space-before="4.566cm" text:min-label-width="0.754cm"/>
        <style:text-properties fo:font-family="'Wingdings 2'" style:font-family-generic="roman" style:font-pitch="variable" style:font-charset="x-symbol" fo:color="#009dd9" fo:font-size="70%"/>
      </text:list-level-style-bullet>
      <text:list-level-style-bullet text:level="7" text:bullet-char="">
        <style:list-level-properties text:space-before="5.126cm" text:min-label-width="0.754cm"/>
        <style:text-properties fo:font-family="'Wingdings 2'" style:font-family-generic="roman" style:font-pitch="variable" style:font-charset="x-symbol" fo:color="#009dd9" fo:font-size="70%"/>
      </text:list-level-style-bullet>
      <text:list-level-style-bullet text:level="8" text:bullet-char="">
        <style:list-level-properties text:space-before="5.966cm" text:min-label-width="0.754cm"/>
        <style:text-properties fo:font-family="'Wingdings 2'" style:font-family-generic="roman" style:font-pitch="variable" style:font-charset="x-symbol" fo:color="#009dd9" fo:font-size="70%"/>
      </text:list-level-style-bullet>
      <text:list-level-style-bullet text:level="9" text:bullet-char="">
        <style:list-level-properties text:space-before="6.805cm" text:min-label-width="0.754cm"/>
        <style:text-properties fo:font-family="'Wingdings 2'" style:font-family-generic="roman" style:font-pitch="variable" style:font-charset="x-symbol" fo:color="#009dd9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">
        <style:list-level-properties text:space-before="0.194cm" text:min-label-width="0.644cm"/>
        <style:text-properties fo:font-family="'Wingdings 2'" style:font-family-generic="roman" style:font-pitch="variable" style:font-charset="x-symbol" fo:color="#0bd0d9" fo:font-size="65%"/>
      </text:list-level-style-bullet>
      <text:list-level-style-bullet text:level="2" text:bullet-char="">
        <style:list-level-properties text:space-before="1.314cm" text:min-label-width="0.644cm"/>
        <style:text-properties fo:font-family="'Wingdings 2'" style:font-family-generic="roman" style:font-pitch="variable" style:font-charset="x-symbol" fo:color="#0bd0d9" fo:font-size="65%"/>
      </text:list-level-style-bullet>
      <text:list-level-style-bullet text:level="3" text:bullet-char="">
        <style:list-level-properties text:space-before="2.152cm" text:min-label-width="0.644cm"/>
        <style:text-properties fo:font-family="'Wingdings 2'" style:font-family-generic="roman" style:font-pitch="variable" style:font-charset="x-symbol" fo:color="#0bd0d9" fo:font-size="65%"/>
      </text:list-level-style-bullet>
      <text:list-level-style-bullet text:level="4" text:bullet-char="">
        <style:list-level-properties text:space-before="2.994cm" text:min-label-width="0.644cm"/>
        <style:text-properties fo:font-family="'Wingdings 2'" style:font-family-generic="roman" style:font-pitch="variable" style:font-charset="x-symbol" fo:color="#0bd0d9" fo:font-size="65%"/>
      </text:list-level-style-bullet>
      <text:list-level-style-bullet text:level="5" text:bullet-char="">
        <style:list-level-properties text:space-before="3.832cm" text:min-label-width="0.644cm"/>
        <style:text-properties fo:font-family="'Wingdings 2'" style:font-family-generic="roman" style:font-pitch="variable" style:font-charset="x-symbol" fo:color="#0bd0d9" fo:font-size="65%"/>
      </text:list-level-style-bullet>
      <text:list-level-style-bullet text:level="6" text:bullet-char="">
        <style:list-level-properties text:space-before="4.676cm" text:min-label-width="0.644cm"/>
        <style:text-properties fo:font-family="'Wingdings 2'" style:font-family-generic="roman" style:font-pitch="variable" style:font-charset="x-symbol" fo:color="#0bd0d9" fo:font-size="65%"/>
      </text:list-level-style-bullet>
      <text:list-level-style-bullet text:level="7" text:bullet-char="">
        <style:list-level-properties text:space-before="5.236cm" text:min-label-width="0.644cm"/>
        <style:text-properties fo:font-family="'Wingdings 2'" style:font-family-generic="roman" style:font-pitch="variable" style:font-charset="x-symbol" fo:color="#0bd0d9" fo:font-size="65%"/>
      </text:list-level-style-bullet>
      <text:list-level-style-bullet text:level="8" text:bullet-char="">
        <style:list-level-properties text:space-before="6.076cm" text:min-label-width="0.644cm"/>
        <style:text-properties fo:font-family="'Wingdings 2'" style:font-family-generic="roman" style:font-pitch="variable" style:font-charset="x-symbol" fo:color="#0bd0d9" fo:font-size="65%"/>
      </text:list-level-style-bullet>
      <text:list-level-style-bullet text:level="9" text:bullet-char="">
        <style:list-level-properties text:space-before="6.916cm" text:min-label-width="0.644cm"/>
        <style:text-properties fo:font-family="'Wingdings 2'" style:font-family-generic="roman" style:font-pitch="variable" style:font-charset="x-symbol" fo:color="#0bd0d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">
        <style:list-level-properties text:space-before="0.194cm" text:min-label-width="0.644cm"/>
        <style:text-properties fo:font-family="'Wingdings 2'" style:font-family-generic="roman" style:font-pitch="variable" style:font-charset="x-symbol" fo:color="#10cf9b" fo:font-size="65%"/>
      </text:list-level-style-bullet>
      <text:list-level-style-bullet text:level="2" text:bullet-char="">
        <style:list-level-properties text:space-before="1.314cm" text:min-label-width="0.644cm"/>
        <style:text-properties fo:font-family="'Wingdings 2'" style:font-family-generic="roman" style:font-pitch="variable" style:font-charset="x-symbol" fo:color="#10cf9b" fo:font-size="65%"/>
      </text:list-level-style-bullet>
      <text:list-level-style-bullet text:level="3" text:bullet-char="">
        <style:list-level-properties text:space-before="2.152cm" text:min-label-width="0.644cm"/>
        <style:text-properties fo:font-family="'Wingdings 2'" style:font-family-generic="roman" style:font-pitch="variable" style:font-charset="x-symbol" fo:color="#10cf9b" fo:font-size="65%"/>
      </text:list-level-style-bullet>
      <text:list-level-style-bullet text:level="4" text:bullet-char="">
        <style:list-level-properties text:space-before="2.994cm" text:min-label-width="0.644cm"/>
        <style:text-properties fo:font-family="'Wingdings 2'" style:font-family-generic="roman" style:font-pitch="variable" style:font-charset="x-symbol" fo:color="#10cf9b" fo:font-size="65%"/>
      </text:list-level-style-bullet>
      <text:list-level-style-bullet text:level="5" text:bullet-char="">
        <style:list-level-properties text:space-before="3.832cm" text:min-label-width="0.644cm"/>
        <style:text-properties fo:font-family="'Wingdings 2'" style:font-family-generic="roman" style:font-pitch="variable" style:font-charset="x-symbol" fo:color="#10cf9b" fo:font-size="65%"/>
      </text:list-level-style-bullet>
      <text:list-level-style-bullet text:level="6" text:bullet-char="">
        <style:list-level-properties text:space-before="4.676cm" text:min-label-width="0.644cm"/>
        <style:text-properties fo:font-family="'Wingdings 2'" style:font-family-generic="roman" style:font-pitch="variable" style:font-charset="x-symbol" fo:color="#10cf9b" fo:font-size="65%"/>
      </text:list-level-style-bullet>
      <text:list-level-style-bullet text:level="7" text:bullet-char="">
        <style:list-level-properties text:space-before="5.236cm" text:min-label-width="0.644cm"/>
        <style:text-properties fo:font-family="'Wingdings 2'" style:font-family-generic="roman" style:font-pitch="variable" style:font-charset="x-symbol" fo:color="#10cf9b" fo:font-size="65%"/>
      </text:list-level-style-bullet>
      <text:list-level-style-bullet text:level="8" text:bullet-char="">
        <style:list-level-properties text:space-before="6.076cm" text:min-label-width="0.644cm"/>
        <style:text-properties fo:font-family="'Wingdings 2'" style:font-family-generic="roman" style:font-pitch="variable" style:font-charset="x-symbol" fo:color="#10cf9b" fo:font-size="65%"/>
      </text:list-level-style-bullet>
      <text:list-level-style-bullet text:level="9" text:bullet-char="">
        <style:list-level-properties text:space-before="6.916cm" text:min-label-width="0.644cm"/>
        <style:text-properties fo:font-family="'Wingdings 2'" style:font-family-generic="roman" style:font-pitch="variable" style:font-charset="x-symbol" fo:color="#10cf9b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58cm"/>
        <style:text-properties style:use-window-font-color="true" fo:font-size="45%"/>
      </text:list-level-style-number>
      <text:list-level-style-number text:level="3" style:num-format="">
        <style:list-level-properties text:space-before="2.796cm"/>
        <style:text-properties style:use-window-font-color="true" fo:font-size="45%"/>
      </text:list-level-style-number>
      <text:list-level-style-number text:level="4" style:num-format="">
        <style:list-level-properties text:space-before="3.638cm"/>
        <style:text-properties style:use-window-font-color="true" fo:font-size="45%"/>
      </text:list-level-style-number>
      <text:list-level-style-number text:level="5" style:num-format="">
        <style:list-level-properties text:space-before="4.476cm"/>
        <style:text-properties style:use-window-font-color="true" fo:font-size="45%"/>
      </text:list-level-style-number>
      <text:list-level-style-number text:level="6" style:num-format="">
        <style:list-level-properties text:space-before="5.32cm"/>
        <style:text-properties style:use-window-font-color="true" fo:font-size="45%"/>
      </text:list-level-style-number>
      <text:list-level-style-number text:level="7" style:num-format="">
        <style:list-level-properties text:space-before="5.88cm"/>
        <style:text-properties style:use-window-font-color="true" fo:font-size="45%"/>
      </text:list-level-style-number>
      <text:list-level-style-number text:level="8" style:num-format="">
        <style:list-level-properties text:space-before="6.72cm"/>
        <style:text-properties style:use-window-font-color="true" fo:font-size="45%"/>
      </text:list-level-style-number>
      <text:list-level-style-number text:level="9" style:num-format="">
        <style:list-level-properties text:space-before="7.5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Rectangle 1" presentation:style-name="Mpr1" draw:text-style-name="MP4" draw:layer="backgroundobjects" svg:width="25.188cm" svg:height="3.497cm" svg:x="1.398cm" svg:y="0.838cm" presentation:class="title">
        <draw:text-box>
          <text:p text:style-name="MP3"><text:span text:style-name="MT1">Click to edit the title text format</text:span></text:p>
        </draw:text-box>
      </draw:frame>
      <draw:frame draw:name="Rectangle 2" presentation:style-name="Mpr2" draw:text-style-name="MP4" draw:layer="backgroundobjects" svg:width="25.188cm" svg:height="13.851cm" svg:x="1.398cm" svg:y="4.912cm" presentation:class="outline">
        <draw:text-box>
          <text:list text:style-name="ML3">
            <text:list-item>
              <text:p text:style-name="MP5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</text:list-item>
                            <text:list-item>
                              <text:p text:style-name="MP9"><text:span text:style-name="MT5">Sixth Outline Level</text:span></text:p>
                            </text:list-item>
                            <text:list-item>
                              <text:p text:style-name="MP9"><text:span text:style-name="MT5">Seventh Outline Level</text:span></text:p>
                            </text:list-item>
                            <text:list-item>
                              <text:p text:style-name="MP9"><text:span text:style-name="MT5">Eighth Outline Level</text:span></text:p>
                            </text:list-item>
                            <text:list-item>
                              <text:p text:style-name="MP9"><text:span text:style-name="MT5">Nin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3" draw:text-style-name="MP4" draw:layer="backgroundobjects" svg:width="6.513cm" svg:height="0.706cm" svg:x="11.262cm" svg:y="20.501cm" presentation:class="date-time">
        <draw:text-box>
          <text:p/>
        </draw:text-box>
      </draw:frame>
      <draw:frame draw:name="Rectangle 4" presentation:style-name="Mpr3" draw:text-style-name="MP4" draw:layer="backgroundobjects" svg:width="8.868cm" svg:height="0.706cm" svg:x="0.498cm" svg:y="20.501cm" presentation:class="footer">
        <draw:text-box>
          <text:p/>
        </draw:text-box>
      </draw:frame>
      <draw:frame draw:name="Rectangle 5" presentation:style-name="Mpr3" draw:text-style-name="MP4" draw:layer="backgroundobjects" svg:width="6.513cm" svg:height="0.706cm" svg:x="19.998cm" svg:y="20.501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draw:name="Rectangle 1" presentation:style-name="Master1-Office-Theme-title" draw:layer="backgroundobjects" svg:width="14.843cm" svg:height="11.13cm" svg:x="3.069cm" svg:y="2.258cm" presentation:class="page"/>
        <draw:frame draw:name="Rectangle 2" presentation:style-name="Mpr4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3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3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5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5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6" draw:text-style-name="MP4" draw:layer="backgroundobjects" svg:width="23.804cm" svg:height="4.502cm" svg:x="2.099cm" svg:y="6.522cm" presentation:class="title">
        <draw:text-box>
          <text:p text:style-name="MP3"><text:span text:style-name="MT8">Click to edit Master title style</text:span></text:p>
        </draw:text-box>
      </draw:frame>
      <draw:frame draw:name="Subtitle 2" presentation:style-name="Mpr7" draw:text-style-name="MP4" draw:layer="backgroundobjects" svg:width="19.601cm" svg:height="5.367cm" svg:x="4.202cm" svg:y="11.897cm" presentation:class="subtitle">
        <draw:text-box>
          <text:p text:style-name="MP12"><text:span text:style-name="MT9">Click to edit Master subtitle style</text:span></text:p>
        </draw:text-box>
      </draw:frame>
      <draw:frame draw:name="Rectangle 3" presentation:style-name="Mpr8" draw:text-style-name="MP4" draw:layer="backgroundobjects" svg:width="6.513cm" svg:height="0.706cm" svg:x="11.262cm" svg:y="20.501cm" presentation:class="date-time">
        <draw:text-box>
          <text:p/>
        </draw:text-box>
      </draw:frame>
      <draw:frame draw:name="Rectangle 4" presentation:style-name="Mpr8" draw:text-style-name="MP4" draw:layer="backgroundobjects" svg:width="8.868cm" svg:height="0.706cm" svg:x="0.498cm" svg:y="20.501cm" presentation:class="footer">
        <draw:text-box>
          <text:p/>
        </draw:text-box>
      </draw:frame>
      <draw:frame draw:name="Rectangle 5" presentation:style-name="Mpr8" draw:text-style-name="MP4" draw:layer="backgroundobjects" svg:width="6.513cm" svg:height="0.706cm" svg:x="19.998cm" svg:y="20.501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draw:name="Rectangle 1" presentation:style-name="Master1-Layout1-title-Title-Slide-title" draw:layer="backgroundobjects" svg:width="14.843cm" svg:height="11.13cm" svg:x="3.069cm" svg:y="2.258cm" presentation:class="page"/>
        <draw:frame draw:name="Rectangle 2" presentation:style-name="Mpr9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8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8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10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10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1" draw:text-style-name="MP4" draw:layer="backgroundobjects" svg:width="25.188cm" svg:height="3.497cm" svg:x="1.398cm" svg:y="0.838cm" presentation:class="title">
        <draw:text-box>
          <text:p text:style-name="MP3"><text:span text:style-name="MT8">Click to edit Master title style</text:span></text:p>
        </draw:text-box>
      </draw:frame>
      <draw:frame draw:name="Content Placeholder 2" presentation:style-name="Mpr12" draw:text-style-name="MP4" draw:layer="backgroundobjects" svg:width="25.188cm" svg:height="13.851cm" svg:x="1.398cm" svg:y="4.912cm" presentation:class="title">
        <draw:text-box>
          <text:p text:style-name="MP5"><text:span text:style-name="MT9">Click to edit Master text styles</text:span><text:span text:style-name="MT9"><text:line-break/></text:span><text:span text:style-name="MT10">Second level</text:span><text:span text:style-name="MT10"><text:line-break/></text:span><text:span text:style-name="MT11">Third level</text:span><text:span text:style-name="MT11"><text:line-break/></text:span><text:span text:style-name="MT12">Fourth level</text:span><text:span text:style-name="MT12"><text:line-break/></text:span><text:span text:style-name="MT12">Fifth level</text:span></text:p>
        </draw:text-box>
      </draw:frame>
      <draw:frame draw:name="Rectangle 3" presentation:style-name="Mpr13" draw:text-style-name="MP4" draw:layer="backgroundobjects" svg:width="6.513cm" svg:height="0.706cm" svg:x="11.262cm" svg:y="20.501cm" presentation:class="date-time">
        <draw:text-box>
          <text:p/>
        </draw:text-box>
      </draw:frame>
      <draw:frame draw:name="Rectangle 4" presentation:style-name="Mpr13" draw:text-style-name="MP4" draw:layer="backgroundobjects" svg:width="8.868cm" svg:height="0.706cm" svg:x="0.498cm" svg:y="20.501cm" presentation:class="footer">
        <draw:text-box>
          <text:p/>
        </draw:text-box>
      </draw:frame>
      <draw:frame draw:name="Rectangle 5" presentation:style-name="Mpr13" draw:text-style-name="MP4" draw:layer="backgroundobjects" svg:width="6.513cm" svg:height="0.706cm" svg:x="19.998cm" svg:y="20.501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draw:name="Rectangle 1" presentation:style-name="Master1-Layout2-obj-Title-and-Content-title" draw:layer="backgroundobjects" svg:width="14.843cm" svg:height="11.13cm" svg:x="3.069cm" svg:y="2.258cm" presentation:class="page"/>
        <draw:frame draw:name="Rectangle 2" presentation:style-name="Mpr14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13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13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15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15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6" draw:text-style-name="MP4" draw:layer="backgroundobjects" svg:width="23.799cm" svg:height="4.172cm" svg:x="2.214cm" svg:y="13.494cm" presentation:class="title">
        <draw:text-box>
          <text:p text:style-name="MP13"><text:span text:style-name="MT13">Click to edit Master title style</text:span></text:p>
        </draw:text-box>
      </draw:frame>
      <draw:frame draw:name="Text Placeholder 2" presentation:style-name="Mpr17" draw:text-style-name="MP4" draw:layer="backgroundobjects" svg:width="23.799cm" svg:height="4.595cm" svg:x="2.214cm" svg:y="8.899cm" presentation:class="outline">
        <draw:text-box>
          <text:list text:style-name="ML8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Rectangle 3" presentation:style-name="Mpr18" draw:text-style-name="MP4" draw:layer="backgroundobjects" svg:width="6.513cm" svg:height="0.706cm" svg:x="11.262cm" svg:y="20.501cm" presentation:class="date-time">
        <draw:text-box>
          <text:p/>
        </draw:text-box>
      </draw:frame>
      <draw:frame draw:name="Rectangle 4" presentation:style-name="Mpr18" draw:text-style-name="MP4" draw:layer="backgroundobjects" svg:width="8.868cm" svg:height="0.706cm" svg:x="0.498cm" svg:y="20.501cm" presentation:class="footer">
        <draw:text-box>
          <text:p/>
        </draw:text-box>
      </draw:frame>
      <draw:frame draw:name="Rectangle 5" presentation:style-name="Mpr18" draw:text-style-name="MP4" draw:layer="backgroundobjects" svg:width="6.513cm" svg:height="0.706cm" svg:x="19.998cm" svg:y="20.501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draw:name="Rectangle 1" presentation:style-name="Master1-Layout3-secHead-Section-Header-title" draw:layer="backgroundobjects" svg:width="14.843cm" svg:height="11.13cm" svg:x="3.069cm" svg:y="2.258cm" presentation:class="page"/>
        <draw:frame draw:name="Rectangle 2" presentation:style-name="Mpr19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18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18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20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20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1" draw:text-style-name="MP4" draw:layer="backgroundobjects" svg:width="25.188cm" svg:height="3.497cm" svg:x="1.398cm" svg:y="0.838cm" presentation:class="title">
        <draw:text-box>
          <text:p text:style-name="MP3"><text:span text:style-name="MT8">Click to edit Master title style</text:span></text:p>
        </draw:text-box>
      </draw:frame>
      <draw:frame draw:name="Content Placeholder 2" presentation:style-name="Mpr22" draw:text-style-name="MP4" draw:layer="backgroundobjects" svg:width="12.383cm" svg:height="13.851cm" svg:x="1.398cm" svg:y="4.912cm" presentation:class="title">
        <draw:text-box>
          <text:p text:style-name="MP5"><text:span text:style-name="MT10">Click to edit Master text styles</text:span><text:span text:style-name="MT10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22" draw:text-style-name="MP4" draw:layer="backgroundobjects" svg:width="12.383cm" svg:height="13.851cm" svg:x="14.204cm" svg:y="4.912cm" presentation:class="title">
        <draw:text-box>
          <text:p text:style-name="MP5"><text:span text:style-name="MT10">Click to edit Master text styles</text:span><text:span text:style-name="MT10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Rectangle 3" presentation:style-name="Mpr23" draw:text-style-name="MP4" draw:layer="backgroundobjects" svg:width="6.513cm" svg:height="0.706cm" svg:x="11.262cm" svg:y="20.501cm" presentation:class="date-time">
        <draw:text-box>
          <text:p/>
        </draw:text-box>
      </draw:frame>
      <draw:frame draw:name="Rectangle 4" presentation:style-name="Mpr23" draw:text-style-name="MP4" draw:layer="backgroundobjects" svg:width="8.868cm" svg:height="0.706cm" svg:x="0.498cm" svg:y="20.501cm" presentation:class="footer">
        <draw:text-box>
          <text:p/>
        </draw:text-box>
      </draw:frame>
      <draw:frame draw:name="Rectangle 5" presentation:style-name="Mpr23" draw:text-style-name="MP4" draw:layer="backgroundobjects" svg:width="6.513cm" svg:height="0.706cm" svg:x="19.998cm" svg:y="20.501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draw:name="Rectangle 1" presentation:style-name="Master1-Layout4-twoObj-Two-Content-title" draw:layer="backgroundobjects" svg:width="14.843cm" svg:height="11.13cm" svg:x="3.069cm" svg:y="2.258cm" presentation:class="page"/>
        <draw:frame draw:name="Rectangle 2" presentation:style-name="Mpr24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23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23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25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25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26" draw:text-style-name="MP4" draw:layer="backgroundobjects" svg:width="25.202cm" svg:height="3.497cm" svg:x="1.402cm" svg:y="0.842cm" presentation:class="title">
        <draw:text-box>
          <text:p text:style-name="MP3"><text:span text:style-name="MT8">Click to edit Master title style</text:span></text:p>
        </draw:text-box>
      </draw:frame>
      <draw:frame draw:name="Text Placeholder 2" presentation:style-name="Mpr27" draw:text-style-name="MP4" draw:layer="backgroundobjects" svg:width="12.369cm" svg:height="1.958cm" svg:x="1.402cm" svg:y="4.701cm" presentation:class="outline">
        <draw:text-box>
          <text:list text:style-name="ML8">
            <text:list-item>
              <text:p text:style-name="MP14"><text:span text:style-name="MT15">Click to edit Master text styles</text:span></text:p>
            </text:list-item>
          </text:list>
        </draw:text-box>
      </draw:frame>
      <draw:frame draw:name="Content Placeholder 3" presentation:style-name="Mpr28" draw:text-style-name="MP4" draw:layer="backgroundobjects" svg:width="12.369cm" svg:height="12.1cm" svg:x="1.402cm" svg:y="6.659cm" presentation:class="title">
        <draw:text-box>
          <text:p text:style-name="MP5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4">Third level</text:span><text:span text:style-name="MT14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27" draw:text-style-name="MP4" draw:layer="backgroundobjects" svg:width="12.378cm" svg:height="1.958cm" svg:x="14.226cm" svg:y="4.701cm" presentation:class="outline">
        <draw:text-box>
          <text:list text:style-name="ML8">
            <text:list-item>
              <text:p text:style-name="MP14"><text:span text:style-name="MT15">Click to edit Master text styles</text:span></text:p>
            </text:list-item>
          </text:list>
        </draw:text-box>
      </draw:frame>
      <draw:frame draw:name="Content Placeholder 5" presentation:style-name="Mpr28" draw:text-style-name="MP4" draw:layer="backgroundobjects" svg:width="12.378cm" svg:height="12.1cm" svg:x="14.226cm" svg:y="6.659cm" presentation:class="title">
        <draw:text-box>
          <text:p text:style-name="MP5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4">Third level</text:span><text:span text:style-name="MT14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Rectangle 3" presentation:style-name="Mpr29" draw:text-style-name="MP4" draw:layer="backgroundobjects" svg:width="6.513cm" svg:height="0.706cm" svg:x="11.262cm" svg:y="20.501cm" presentation:class="date-time">
        <draw:text-box>
          <text:p/>
        </draw:text-box>
      </draw:frame>
      <draw:frame draw:name="Rectangle 4" presentation:style-name="Mpr29" draw:text-style-name="MP4" draw:layer="backgroundobjects" svg:width="8.868cm" svg:height="0.706cm" svg:x="0.498cm" svg:y="20.501cm" presentation:class="footer">
        <draw:text-box>
          <text:p/>
        </draw:text-box>
      </draw:frame>
      <draw:frame draw:name="Rectangle 5" presentation:style-name="Mpr29" draw:text-style-name="MP4" draw:layer="backgroundobjects" svg:width="6.513cm" svg:height="0.706cm" svg:x="19.998cm" svg:y="20.501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draw:name="Rectangle 1" presentation:style-name="Master1-Layout5-twoTxTwoObj-Comparison-title" draw:layer="backgroundobjects" svg:width="14.843cm" svg:height="11.13cm" svg:x="3.069cm" svg:y="2.258cm" presentation:class="page"/>
        <draw:frame draw:name="Rectangle 2" presentation:style-name="Mpr30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29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29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31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31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2" draw:text-style-name="MP4" draw:layer="backgroundobjects" svg:width="25.188cm" svg:height="3.497cm" svg:x="1.398cm" svg:y="0.838cm" presentation:class="title">
        <draw:text-box>
          <text:p text:style-name="MP3"><text:span text:style-name="MT8">Click to edit Master title style</text:span></text:p>
        </draw:text-box>
      </draw:frame>
      <draw:frame draw:name="Rectangle 3" presentation:style-name="Mpr33" draw:text-style-name="MP4" draw:layer="backgroundobjects" svg:width="6.513cm" svg:height="0.706cm" svg:x="11.262cm" svg:y="20.501cm" presentation:class="date-time">
        <draw:text-box>
          <text:p/>
        </draw:text-box>
      </draw:frame>
      <draw:frame draw:name="Rectangle 4" presentation:style-name="Mpr33" draw:text-style-name="MP4" draw:layer="backgroundobjects" svg:width="8.868cm" svg:height="0.706cm" svg:x="0.498cm" svg:y="20.501cm" presentation:class="footer">
        <draw:text-box>
          <text:p/>
        </draw:text-box>
      </draw:frame>
      <draw:frame draw:name="Rectangle 5" presentation:style-name="Mpr33" draw:text-style-name="MP4" draw:layer="backgroundobjects" svg:width="6.513cm" svg:height="0.706cm" svg:x="19.998cm" svg:y="20.501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draw:name="Rectangle 1" presentation:style-name="Master1-Layout6-titleOnly-Title-Only-title" draw:layer="backgroundobjects" svg:width="14.843cm" svg:height="11.13cm" svg:x="3.069cm" svg:y="2.258cm" presentation:class="page"/>
        <draw:frame draw:name="Rectangle 2" presentation:style-name="Mpr34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33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33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35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35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Rectangle 3" presentation:style-name="Mpr36" draw:text-style-name="MP4" draw:layer="backgroundobjects" svg:width="6.513cm" svg:height="0.706cm" svg:x="11.262cm" svg:y="20.501cm" presentation:class="date-time">
        <draw:text-box>
          <text:p/>
        </draw:text-box>
      </draw:frame>
      <draw:frame draw:name="Rectangle 4" presentation:style-name="Mpr36" draw:text-style-name="MP4" draw:layer="backgroundobjects" svg:width="8.868cm" svg:height="0.706cm" svg:x="0.498cm" svg:y="20.501cm" presentation:class="footer">
        <draw:text-box>
          <text:p/>
        </draw:text-box>
      </draw:frame>
      <draw:frame draw:name="Rectangle 5" presentation:style-name="Mpr36" draw:text-style-name="MP4" draw:layer="backgroundobjects" svg:width="6.513cm" svg:height="0.706cm" svg:x="19.998cm" svg:y="20.501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draw:name="Rectangle 1" presentation:style-name="Master1-Layout7-blank-Blank-title" draw:layer="backgroundobjects" svg:width="14.843cm" svg:height="11.13cm" svg:x="3.069cm" svg:y="2.258cm" presentation:class="page"/>
        <draw:frame draw:name="Rectangle 2" presentation:style-name="Mpr37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36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36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38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38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39" draw:text-style-name="MP4" draw:layer="backgroundobjects" svg:width="9.212cm" svg:height="3.554cm" svg:x="1.402cm" svg:y="0.838cm" presentation:class="title">
        <draw:text-box>
          <text:p text:style-name="MP13"><text:span text:style-name="MT17">Click to edit Master title style</text:span></text:p>
        </draw:text-box>
      </draw:frame>
      <draw:frame draw:name="Content Placeholder 2" presentation:style-name="Mpr40" draw:text-style-name="MP4" draw:layer="backgroundobjects" svg:width="15.655cm" svg:height="17.921cm" svg:x="10.949cm" svg:y="0.838cm" presentation:class="title">
        <draw:text-box>
          <text:p text:style-name="MP5"><text:span text:style-name="MT9">Click to edit Master text styles</text:span><text:span text:style-name="MT9"><text:line-break/></text:span><text:span text:style-name="MT10">Second level</text:span><text:span text:style-name="MT10"><text:line-break/></text:span><text:span text:style-name="MT11">Third level</text:span><text:span text:style-name="MT11"><text:line-break/></text:span><text:span text:style-name="MT12">Fourth level</text:span><text:span text:style-name="MT12"><text:line-break/></text:span><text:span text:style-name="MT12">Fifth level</text:span></text:p>
        </draw:text-box>
      </draw:frame>
      <draw:frame draw:name="Text Placeholder 3" presentation:style-name="Mpr41" draw:text-style-name="MP4" draw:layer="backgroundobjects" svg:width="9.212cm" svg:height="14.367cm" svg:x="1.402cm" svg:y="4.392cm" presentation:class="outline">
        <draw:text-box>
          <text:list text:style-name="ML8">
            <text:list-item>
              <text:p text:style-name="MP14"><text:span text:style-name="MT18">Click to edit Master text styles</text:span></text:p>
            </text:list-item>
          </text:list>
        </draw:text-box>
      </draw:frame>
      <draw:frame draw:name="Rectangle 3" presentation:style-name="Mpr42" draw:text-style-name="MP4" draw:layer="backgroundobjects" svg:width="6.513cm" svg:height="0.706cm" svg:x="11.262cm" svg:y="20.501cm" presentation:class="date-time">
        <draw:text-box>
          <text:p/>
        </draw:text-box>
      </draw:frame>
      <draw:frame draw:name="Rectangle 4" presentation:style-name="Mpr42" draw:text-style-name="MP4" draw:layer="backgroundobjects" svg:width="8.868cm" svg:height="0.706cm" svg:x="0.498cm" svg:y="20.501cm" presentation:class="footer">
        <draw:text-box>
          <text:p/>
        </draw:text-box>
      </draw:frame>
      <draw:frame draw:name="Rectangle 5" presentation:style-name="Mpr42" draw:text-style-name="MP4" draw:layer="backgroundobjects" svg:width="6.513cm" svg:height="0.706cm" svg:x="19.998cm" svg:y="20.501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draw:name="Rectangle 1" presentation:style-name="Master1-Layout8-objTx-Content-with-Caption-title" draw:layer="backgroundobjects" svg:width="14.843cm" svg:height="11.13cm" svg:x="3.069cm" svg:y="2.258cm" presentation:class="page"/>
        <draw:frame draw:name="Rectangle 2" presentation:style-name="Mpr43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42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42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44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44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45" draw:text-style-name="MP4" draw:layer="backgroundobjects" svg:width="16.801cm" svg:height="1.737cm" svg:x="5.49cm" svg:y="14.698cm" presentation:class="title">
        <draw:text-box>
          <text:p text:style-name="MP13"><text:span text:style-name="MT17">Click to edit Master title style</text:span></text:p>
        </draw:text-box>
      </draw:frame>
      <draw:frame draw:name="Picture Placeholder 2" presentation:style-name="Mpr46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Text Placeholder 3" presentation:style-name="Mpr47" draw:text-style-name="MP4" draw:layer="backgroundobjects" svg:width="16.801cm" svg:height="2.465cm" svg:x="5.49cm" svg:y="16.435cm" presentation:class="outline">
        <draw:text-box>
          <text:list text:style-name="ML8">
            <text:list-item>
              <text:p text:style-name="MP14"><text:span text:style-name="MT18">Click to edit Master text styles</text:span></text:p>
            </text:list-item>
          </text:list>
        </draw:text-box>
      </draw:frame>
      <draw:frame draw:name="Rectangle 3" presentation:style-name="Mpr48" draw:text-style-name="MP4" draw:layer="backgroundobjects" svg:width="6.513cm" svg:height="0.706cm" svg:x="11.262cm" svg:y="20.501cm" presentation:class="date-time">
        <draw:text-box>
          <text:p/>
        </draw:text-box>
      </draw:frame>
      <draw:frame draw:name="Rectangle 4" presentation:style-name="Mpr48" draw:text-style-name="MP4" draw:layer="backgroundobjects" svg:width="8.868cm" svg:height="0.706cm" svg:x="0.498cm" svg:y="20.501cm" presentation:class="footer">
        <draw:text-box>
          <text:p/>
        </draw:text-box>
      </draw:frame>
      <draw:frame draw:name="Rectangle 5" presentation:style-name="Mpr48" draw:text-style-name="MP4" draw:layer="backgroundobjects" svg:width="6.513cm" svg:height="0.706cm" svg:x="19.998cm" svg:y="20.501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draw:name="Rectangle 1" presentation:style-name="Master1-Layout9-picTx-Picture-with-Caption-title" draw:layer="backgroundobjects" svg:width="14.843cm" svg:height="11.13cm" svg:x="3.069cm" svg:y="2.258cm" presentation:class="page"/>
        <draw:frame draw:name="Rectangle 2" presentation:style-name="Mpr49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48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48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50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50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51" draw:text-style-name="MP4" draw:layer="backgroundobjects" svg:width="25.188cm" svg:height="3.497cm" svg:x="1.398cm" svg:y="0.838cm" presentation:class="title">
        <draw:text-box>
          <text:p text:style-name="MP3"><text:span text:style-name="MT8">Click to edit Master title style</text:span></text:p>
        </draw:text-box>
      </draw:frame>
      <draw:frame draw:name="Vertical Text Placeholder 2" presentation:style-name="Mpr52" draw:text-style-name="MP15" draw:layer="backgroundobjects" svg:width="25.188cm" svg:height="13.851cm" svg:x="1.398cm" svg:y="4.912cm" presentation:class="outline">
        <draw:text-box>
          <text:list text:style-name="ML3">
            <text:list-item>
              <text:p text:style-name="MP5"><text:span text:style-name="MT9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0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1">Third level</text:span></text:p>
                      <text:list>
                        <text:list-item>
                          <text:p text:style-name="MP8"><text:span text:style-name="MT12">Fourth level</text:span></text:p>
                          <text:list>
                            <text:list-item>
                              <text:p text:style-name="MP9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53" draw:text-style-name="MP4" draw:layer="backgroundobjects" svg:width="6.513cm" svg:height="0.706cm" svg:x="11.262cm" svg:y="20.501cm" presentation:class="date-time">
        <draw:text-box>
          <text:p/>
        </draw:text-box>
      </draw:frame>
      <draw:frame draw:name="Rectangle 4" presentation:style-name="Mpr53" draw:text-style-name="MP4" draw:layer="backgroundobjects" svg:width="8.868cm" svg:height="0.706cm" svg:x="0.498cm" svg:y="20.501cm" presentation:class="footer">
        <draw:text-box>
          <text:p/>
        </draw:text-box>
      </draw:frame>
      <draw:frame draw:name="Rectangle 5" presentation:style-name="Mpr53" draw:text-style-name="MP4" draw:layer="backgroundobjects" svg:width="6.513cm" svg:height="0.706cm" svg:x="19.998cm" svg:y="20.501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draw:name="Rectangle 1" presentation:style-name="Master1-Layout10-vertTx-Title-and-Vertical-Text-title" draw:layer="backgroundobjects" svg:width="14.843cm" svg:height="11.13cm" svg:x="3.069cm" svg:y="2.258cm" presentation:class="page"/>
        <draw:frame draw:name="Rectangle 2" presentation:style-name="Mpr54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53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53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55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55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56" draw:text-style-name="MP15" draw:layer="backgroundobjects" svg:width="6.297cm" svg:height="17.926cm" svg:x="20.289cm" svg:y="0.838cm" presentation:class="title">
        <draw:text-box>
          <text:p text:style-name="MP3"><text:span text:style-name="MT8">Click to edit Master title style</text:span></text:p>
        </draw:text-box>
      </draw:frame>
      <draw:frame draw:name="Vertical Text Placeholder 2" presentation:style-name="Mpr57" draw:text-style-name="MP15" draw:layer="backgroundobjects" svg:width="18.468cm" svg:height="17.926cm" svg:x="1.398cm" svg:y="0.838cm" presentation:class="outline">
        <draw:text-box>
          <text:list text:style-name="ML3">
            <text:list-item>
              <text:p text:style-name="MP5"><text:span text:style-name="MT9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0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1">Third level</text:span></text:p>
                      <text:list>
                        <text:list-item>
                          <text:p text:style-name="MP8"><text:span text:style-name="MT12">Fourth level</text:span></text:p>
                          <text:list>
                            <text:list-item>
                              <text:p text:style-name="MP9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58" draw:text-style-name="MP4" draw:layer="backgroundobjects" svg:width="6.513cm" svg:height="0.706cm" svg:x="11.262cm" svg:y="20.501cm" presentation:class="date-time">
        <draw:text-box>
          <text:p/>
        </draw:text-box>
      </draw:frame>
      <draw:frame draw:name="Rectangle 4" presentation:style-name="Mpr58" draw:text-style-name="MP4" draw:layer="backgroundobjects" svg:width="8.868cm" svg:height="0.706cm" svg:x="0.498cm" svg:y="20.501cm" presentation:class="footer">
        <draw:text-box>
          <text:p/>
        </draw:text-box>
      </draw:frame>
      <draw:frame draw:name="Rectangle 5" presentation:style-name="Mpr58" draw:text-style-name="MP4" draw:layer="backgroundobjects" svg:width="6.513cm" svg:height="0.706cm" svg:x="19.998cm" svg:y="20.501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draw:name="Rectangle 1" presentation:style-name="Master1-Layout11-vertTitleAndTx-Vertical-Title-and-Text-title" draw:layer="backgroundobjects" svg:width="14.843cm" svg:height="11.13cm" svg:x="3.069cm" svg:y="2.258cm" presentation:class="page"/>
        <draw:frame draw:name="Rectangle 2" presentation:style-name="Mpr59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58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58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60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60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Flow" style:page-layout-name="PM1" draw:style-name="Mdp13">
      <draw:custom-shape draw:name="Freeform 6" draw:style-name="Mgr3" draw:text-style-name="MP4" draw:layer="backgroundobjects" svg:width="28.063cm" svg:height="3.188cm" svg:x="-0.031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reeform 7" draw:style-name="Mgr4" draw:text-style-name="MP4" draw:layer="backgroundobjects" svg:width="14.583cm" svg:height="1.954cm" svg:x="13.419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frame draw:name="Title Placeholder 8" presentation:style-name="Mpr61" draw:text-style-name="MP4" draw:layer="backgroundobjects" svg:width="25.206cm" svg:height="3.501cm" svg:x="1.398cm" svg:y="2.156cm" presentation:class="title">
        <draw:text-box>
          <text:p text:style-name="MP16"><text:span text:style-name="MT19">Click to edit Master title style</text:span></text:p>
        </draw:text-box>
      </draw:frame>
      <draw:frame draw:name="Text Placeholder 29" presentation:style-name="Mpr62" draw:text-style-name="MP4" draw:layer="backgroundobjects" svg:width="25.206cm" svg:height="13.441cm" svg:x="1.398cm" svg:y="5.927cm" presentation:class="outline">
        <draw:text-box>
          <text:list text:style-name="ML9">
            <text:list-item>
              <text:p text:style-name="MP17"><text:span text:style-name="MT20">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8"><text:span text:style-name="MT21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22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2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2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9" presentation:style-name="Mpr63" draw:text-style-name="MP4" draw:layer="backgroundobjects" svg:width="6.535cm" svg:height="1.116cm" svg:x="1.398cm" svg:y="19.465cm" presentation:class="date-time">
        <draw:text-box>
          <text:p/>
        </draw:text-box>
      </draw:frame>
      <draw:frame draw:name="Footer Placeholder 21" presentation:style-name="Mpr63" draw:text-style-name="MP4" draw:layer="backgroundobjects" svg:width="10.266cm" svg:height="1.116cm" svg:x="8.167cm" svg:y="19.465cm" presentation:class="footer">
        <draw:text-box>
          <text:p/>
        </draw:text-box>
      </draw:frame>
      <draw:frame draw:name="Slide Number Placeholder 17" presentation:style-name="Mpr63" draw:text-style-name="MP4" draw:layer="backgroundobjects" svg:width="2.337cm" svg:height="1.116cm" svg:x="24.267cm" svg:y="19.465cm" presentation:class="page-number">
        <draw:text-box>
          <text:p text:style-name="MP22"><text:span text:style-name="MT24"><text:page-number>&lt;number&gt;</text:page-number></text:span></text:p>
        </draw:text-box>
      </draw:frame>
      <draw:g draw:name="Group 1">
        <draw:custom-shape draw:name="Freeform 11" draw:style-name="Mgr5" draw:text-style-name="MP4" draw:layer="layout" svg:width="28.058cm" svg:height="1.984cm" draw:transform="rotate (0.0478220215046356) translate (-0.089cm 1.29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reeform 12" draw:style-name="Mgr6" draw:text-style-name="MP4" draw:layer="layout" svg:width="28.097cm" svg:height="1.621cm" draw:transform="rotate (0.0478220215046356) translate (-0.066cm 1.51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presentation:notes style:page-layout-name="PM2">
        <draw:page-thumbnail draw:name="Rectangle 1" presentation:style-name="Master2-Flow-title" draw:layer="backgroundobjects" svg:width="14.843cm" svg:height="11.13cm" svg:x="3.069cm" svg:y="2.258cm" presentation:class="page"/>
        <draw:frame draw:name="Rectangle 2" presentation:style-name="Mpr64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65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65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63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63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custom-shape draw:name="Freeform 6" draw:style-name="Mgr7" draw:text-style-name="MP4" draw:layer="Master2-bg" svg:width="28.063cm" svg:height="3.188cm" svg:x="-0.031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reeform 7" draw:style-name="Mgr8" draw:text-style-name="MP4" draw:layer="Master2-bg" svg:width="14.583cm" svg:height="1.954cm" svg:x="13.419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9">
        <draw:custom-shape draw:name="Freeform 10" draw:style-name="Mgr5" draw:text-style-name="MP4" draw:layer="Master2-bg" svg:width="28.058cm" svg:height="1.984cm" draw:transform="rotate (0.0478220215046356) translate (-0.089cm 1.29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reeform 11" draw:style-name="Mgr6" draw:text-style-name="MP4" draw:layer="Master2-bg" svg:width="28.097cm" svg:height="1.621cm" draw:transform="rotate (0.0478220215046356) translate (-0.066cm 1.51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itle 8" presentation:style-name="Mpr66" draw:text-style-name="MP4" draw:layer="backgroundobjects" svg:width="24.044cm" svg:height="5.6cm" svg:x="1.633cm" svg:y="4.2cm" presentation:class="title">
        <draw:text-box>
          <text:p text:style-name="MP23"><text:span text:style-name="MT25">Click to edit Master title style</text:span></text:p>
        </draw:text-box>
      </draw:frame>
      <draw:frame draw:name="Subtitle 16" presentation:style-name="Mpr67" draw:text-style-name="MP4" draw:layer="backgroundobjects" svg:width="24.053cm" svg:height="5.366cm" svg:x="1.633cm" svg:y="9.886cm" presentation:class="subtitle">
        <draw:text-box>
          <text:p text:style-name="MP24"><text:span text:style-name="MT26">Click to edit Master subtitle style</text:span></text:p>
        </draw:text-box>
      </draw:frame>
      <draw:frame draw:name="Date Placeholder 29" presentation:style-name="Mpr68" draw:text-style-name="MP4" draw:layer="backgroundobjects" svg:width="6.535cm" svg:height="1.116cm" svg:x="1.398cm" svg:y="19.465cm" presentation:class="date-time">
        <draw:text-box>
          <text:p/>
        </draw:text-box>
      </draw:frame>
      <draw:frame draw:name="Footer Placeholder 18" presentation:style-name="Mpr68" draw:text-style-name="MP4" draw:layer="backgroundobjects" svg:width="10.266cm" svg:height="1.116cm" svg:x="8.167cm" svg:y="19.465cm" presentation:class="footer">
        <draw:text-box>
          <text:p/>
        </draw:text-box>
      </draw:frame>
      <draw:frame draw:name="Slide Number Placeholder 26" presentation:style-name="Mpr68" draw:text-style-name="MP4" draw:layer="backgroundobjects" svg:width="2.337cm" svg:height="1.116cm" svg:x="24.267cm" svg:y="19.465cm" presentation:class="page-number">
        <draw:text-box>
          <text:p text:style-name="MP22"><text:span text:style-name="MT27"><text:page-number>&lt;number&gt;</text:page-number></text:span></text:p>
        </draw:text-box>
      </draw:frame>
      <presentation:notes style:page-layout-name="PM2">
        <draw:page-thumbnail draw:name="Rectangle 1" presentation:style-name="Master2-Layout1-title-Title-Slide-title" draw:layer="backgroundobjects" svg:width="14.843cm" svg:height="11.13cm" svg:x="3.069cm" svg:y="2.258cm" presentation:class="page"/>
        <draw:frame draw:name="Rectangle 2" presentation:style-name="Mpr69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70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70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68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68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custom-shape draw:name="Freeform 6" draw:style-name="Mgr9" draw:text-style-name="MP4" draw:layer="Master2-bg" svg:width="28.063cm" svg:height="3.188cm" svg:x="-0.031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reeform 7" draw:style-name="Mgr10" draw:text-style-name="MP4" draw:layer="Master2-bg" svg:width="14.583cm" svg:height="1.954cm" svg:x="13.419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8">
        <draw:custom-shape draw:name="Freeform 9" draw:style-name="Mgr5" draw:text-style-name="MP4" draw:layer="Master2-bg" svg:width="28.058cm" svg:height="1.984cm" draw:transform="rotate (0.0478220215046356) translate (-0.089cm 1.29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reeform 10" draw:style-name="Mgr6" draw:text-style-name="MP4" draw:layer="Master2-bg" svg:width="28.097cm" svg:height="1.621cm" draw:transform="rotate (0.0478220215046356) translate (-0.066cm 1.51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itle 1" presentation:style-name="Mpr71" draw:text-style-name="MP4" draw:layer="backgroundobjects" svg:width="25.206cm" svg:height="3.501cm" svg:x="1.398cm" svg:y="2.156cm" presentation:class="title">
        <draw:text-box>
          <text:p text:style-name="MP16"><text:span text:style-name="MT19">Click to edit Master title style</text:span></text:p>
        </draw:text-box>
      </draw:frame>
      <draw:frame draw:name="Content Placeholder 2" presentation:style-name="Mpr72" draw:text-style-name="MP4" draw:layer="backgroundobjects" svg:width="25.206cm" svg:height="13.441cm" svg:x="1.398cm" svg:y="5.927cm" presentation:class="title">
        <draw:text-box>
          <text:list text:style-name="ML9">
            <text:list-item>
              <text:p text:style-name="MP17"><text:span text:style-name="MT20">Click to edit Master text styles</text:span><text:span text:style-name="MT20"><text:line-break/></text:span><text:span text:style-name="MT21">Second level</text:span><text:span text:style-name="MT21"><text:line-break/></text:span><text:span text:style-name="MT22">Third level</text:span><text:span text:style-name="MT22"><text:line-break/></text:span><text:span text:style-name="MT23">Fourth level</text:span><text:span text:style-name="MT23"><text:line-break/></text:span><text:span text:style-name="MT23">Fifth level</text:span></text:p>
            </text:list-item>
          </text:list>
        </draw:text-box>
      </draw:frame>
      <draw:frame draw:name="Date Placeholder 3" presentation:style-name="Mpr73" draw:text-style-name="MP4" draw:layer="backgroundobjects" svg:width="6.535cm" svg:height="1.116cm" svg:x="1.398cm" svg:y="19.465cm" presentation:class="date-time">
        <draw:text-box>
          <text:p/>
        </draw:text-box>
      </draw:frame>
      <draw:frame draw:name="Footer Placeholder 4" presentation:style-name="Mpr73" draw:text-style-name="MP4" draw:layer="backgroundobjects" svg:width="10.266cm" svg:height="1.116cm" svg:x="8.167cm" svg:y="19.465cm" presentation:class="footer">
        <draw:text-box>
          <text:p/>
        </draw:text-box>
      </draw:frame>
      <draw:frame draw:name="Slide Number Placeholder 5" presentation:style-name="Mpr73" draw:text-style-name="MP4" draw:layer="backgroundobjects" svg:width="2.337cm" svg:height="1.116cm" svg:x="24.267cm" svg:y="19.465cm" presentation:class="page-number">
        <draw:text-box>
          <text:p text:style-name="MP22"><text:span text:style-name="MT28"><text:page-number>&lt;number&gt;</text:page-number></text:span></text:p>
        </draw:text-box>
      </draw:frame>
      <draw:frame presentation:style-name="Master2-Layout2-obj-Title-and-Content-outline1" draw:layer="backgroundobjects" svg:width="25.2cm" svg:height="13.858cm" svg:x="1.4cm" svg:y="4.913cm" presentation:class="outline" presentation:placeholder="true">
        <draw:text-box/>
      </draw:frame>
      <presentation:notes style:page-layout-name="PM2">
        <draw:page-thumbnail draw:name="Rectangle 1" presentation:style-name="Master2-Layout2-obj-Title-and-Content-title" draw:layer="backgroundobjects" svg:width="14.843cm" svg:height="11.13cm" svg:x="3.069cm" svg:y="2.258cm" presentation:class="page"/>
        <draw:frame draw:name="Rectangle 2" presentation:style-name="Mpr74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75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75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73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73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custom-shape draw:name="Freeform 6" draw:style-name="Mgr11" draw:text-style-name="MP4" draw:layer="Master2-bg" svg:width="28.063cm" svg:height="3.188cm" svg:x="-0.031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reeform 7" draw:style-name="Mgr12" draw:text-style-name="MP4" draw:layer="Master2-bg" svg:width="14.583cm" svg:height="1.954cm" svg:x="13.419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8">
        <draw:custom-shape draw:name="Freeform 9" draw:style-name="Mgr5" draw:text-style-name="MP4" draw:layer="Master2-bg" svg:width="28.058cm" svg:height="1.984cm" draw:transform="rotate (0.0478220215046356) translate (-0.089cm 1.29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reeform 10" draw:style-name="Mgr6" draw:text-style-name="MP4" draw:layer="Master2-bg" svg:width="28.097cm" svg:height="1.621cm" draw:transform="rotate (0.0478220215046356) translate (-0.066cm 1.51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itle 1" presentation:style-name="Mpr76" draw:text-style-name="MP4" draw:layer="backgroundobjects" svg:width="23.801cm" svg:height="4.172cm" svg:x="1.624cm" svg:y="4.032cm" presentation:class="title">
        <draw:text-box>
          <text:p text:style-name="MP16"><text:span text:style-name="MT29">Click to edit Master title style</text:span></text:p>
        </draw:text-box>
      </draw:frame>
      <draw:frame draw:name="Text Placeholder 2" presentation:style-name="Mpr77" draw:text-style-name="MP4" draw:layer="backgroundobjects" svg:width="23.801cm" svg:height="4.623cm" svg:x="1.624cm" svg:y="8.282cm" presentation:class="outline">
        <draw:text-box>
          <text:list text:style-name="ML14">
            <text:list-item>
              <text:p text:style-name="MP25"><text:span text:style-name="MT30">Click to edit Master text styles</text:span></text:p>
            </text:list-item>
          </text:list>
        </draw:text-box>
      </draw:frame>
      <draw:frame draw:name="Date Placeholder 3" presentation:style-name="Mpr78" draw:text-style-name="MP4" draw:layer="backgroundobjects" svg:width="6.535cm" svg:height="1.116cm" svg:x="1.398cm" svg:y="19.465cm" presentation:class="date-time">
        <draw:text-box>
          <text:p/>
        </draw:text-box>
      </draw:frame>
      <draw:frame draw:name="Footer Placeholder 4" presentation:style-name="Mpr78" draw:text-style-name="MP4" draw:layer="backgroundobjects" svg:width="10.266cm" svg:height="1.116cm" svg:x="8.167cm" svg:y="19.465cm" presentation:class="footer">
        <draw:text-box>
          <text:p/>
        </draw:text-box>
      </draw:frame>
      <draw:frame draw:name="Slide Number Placeholder 5" presentation:style-name="Mpr78" draw:text-style-name="MP4" draw:layer="backgroundobjects" svg:width="2.337cm" svg:height="1.116cm" svg:x="24.267cm" svg:y="19.465cm" presentation:class="page-number">
        <draw:text-box>
          <text:p text:style-name="MP22"><text:span text:style-name="MT27"><text:page-number>&lt;number&gt;</text:page-number></text:span></text:p>
        </draw:text-box>
      </draw:frame>
      <presentation:notes style:page-layout-name="PM2">
        <draw:page-thumbnail draw:name="Rectangle 1" presentation:style-name="Master2-Layout3-secHead-Section-Header-title" draw:layer="backgroundobjects" svg:width="14.843cm" svg:height="11.13cm" svg:x="3.069cm" svg:y="2.258cm" presentation:class="page"/>
        <draw:frame draw:name="Rectangle 2" presentation:style-name="Mpr79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80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80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78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78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custom-shape draw:name="Freeform 7" draw:style-name="Mgr13" draw:text-style-name="MP4" draw:layer="Master2-bg" svg:width="28.063cm" svg:height="3.188cm" svg:x="-0.031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reeform 8" draw:style-name="Mgr14" draw:text-style-name="MP4" draw:layer="Master2-bg" svg:width="14.583cm" svg:height="1.954cm" svg:x="13.419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9">
        <draw:custom-shape draw:name="Freeform 10" draw:style-name="Mgr5" draw:text-style-name="MP4" draw:layer="Master2-bg" svg:width="28.058cm" svg:height="1.984cm" draw:transform="rotate (0.0478220215046356) translate (-0.089cm 1.29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reeform 11" draw:style-name="Mgr6" draw:text-style-name="MP4" draw:layer="Master2-bg" svg:width="28.097cm" svg:height="1.621cm" draw:transform="rotate (0.0478220215046356) translate (-0.066cm 1.51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itle 1" presentation:style-name="Mpr81" draw:text-style-name="MP4" draw:layer="backgroundobjects" svg:width="25.202cm" svg:height="3.5cm" svg:x="1.4cm" svg:y="2.156cm" presentation:class="title">
        <draw:text-box>
          <text:p text:style-name="MP16"><text:span text:style-name="MT19">Click to edit Master title style</text:span></text:p>
        </draw:text-box>
      </draw:frame>
      <draw:frame draw:name="Content Placeholder 2" presentation:style-name="Mpr82" draw:text-style-name="MP4" draw:layer="backgroundobjects" svg:width="12.367cm" svg:height="13.579cm" svg:x="1.4cm" svg:y="5.879cm" presentation:class="title">
        <draw:text-box>
          <text:list text:style-name="ML9">
            <text:list-item>
              <text:p text:style-name="MP17"><text:span text:style-name="MT20">Click to edit Master text styles</text:span><text:span text:style-name="MT20"><text:line-break/></text:span><text:span text:style-name="MT21">Second level</text:span><text:span text:style-name="MT21"><text:line-break/></text:span><text:span text:style-name="MT23">Third level</text:span><text:span text:style-name="MT23"><text:line-break/></text:span><text:span text:style-name="MT31">Fourth level</text:span><text:span text:style-name="MT31"><text:line-break/></text:span><text:span text:style-name="MT31">Fifth level</text:span></text:p>
            </text:list-item>
          </text:list>
        </draw:text-box>
      </draw:frame>
      <draw:frame draw:name="Content Placeholder 3" presentation:style-name="Mpr82" draw:text-style-name="MP4" draw:layer="backgroundobjects" svg:width="12.367cm" svg:height="13.579cm" svg:x="14.234cm" svg:y="5.879cm" presentation:class="title">
        <draw:text-box>
          <text:list text:style-name="ML9">
            <text:list-item>
              <text:p text:style-name="MP17"><text:span text:style-name="MT20">Click to edit Master text styles</text:span><text:span text:style-name="MT20"><text:line-break/></text:span><text:span text:style-name="MT21">Second level</text:span><text:span text:style-name="MT21"><text:line-break/></text:span><text:span text:style-name="MT23">Third level</text:span><text:span text:style-name="MT23"><text:line-break/></text:span><text:span text:style-name="MT31">Fourth level</text:span><text:span text:style-name="MT31"><text:line-break/></text:span><text:span text:style-name="MT31">Fifth level</text:span></text:p>
            </text:list-item>
          </text:list>
        </draw:text-box>
      </draw:frame>
      <draw:frame draw:name="Date Placeholder 4" presentation:style-name="Mpr83" draw:text-style-name="MP4" draw:layer="backgroundobjects" svg:width="6.535cm" svg:height="1.116cm" svg:x="1.398cm" svg:y="19.465cm" presentation:class="date-time">
        <draw:text-box>
          <text:p/>
        </draw:text-box>
      </draw:frame>
      <draw:frame draw:name="Footer Placeholder 5" presentation:style-name="Mpr83" draw:text-style-name="MP4" draw:layer="backgroundobjects" svg:width="10.266cm" svg:height="1.116cm" svg:x="8.167cm" svg:y="19.465cm" presentation:class="footer">
        <draw:text-box>
          <text:p/>
        </draw:text-box>
      </draw:frame>
      <draw:frame draw:name="Slide Number Placeholder 6" presentation:style-name="Mpr83" draw:text-style-name="MP4" draw:layer="backgroundobjects" svg:width="2.337cm" svg:height="1.116cm" svg:x="24.267cm" svg:y="19.465cm" presentation:class="page-number">
        <draw:text-box>
          <text:p text:style-name="MP22"><text:span text:style-name="MT28"><text:page-number>&lt;number&gt;</text:page-number></text:span></text:p>
        </draw:text-box>
      </draw:frame>
      <presentation:notes style:page-layout-name="PM2">
        <draw:page-thumbnail draw:name="Rectangle 1" presentation:style-name="Master2-Layout4-twoObj-Two-Content-title" draw:layer="backgroundobjects" svg:width="14.843cm" svg:height="11.13cm" svg:x="3.069cm" svg:y="2.258cm" presentation:class="page"/>
        <draw:frame draw:name="Rectangle 2" presentation:style-name="Mpr84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85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85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83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83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custom-shape draw:name="Freeform 9" draw:style-name="Mgr15" draw:text-style-name="MP4" draw:layer="Master2-bg" svg:width="28.063cm" svg:height="3.188cm" svg:x="-0.031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reeform 10" draw:style-name="Mgr16" draw:text-style-name="MP4" draw:layer="Master2-bg" svg:width="14.583cm" svg:height="1.954cm" svg:x="13.419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11">
        <draw:custom-shape draw:name="Freeform 12" draw:style-name="Mgr5" draw:text-style-name="MP4" draw:layer="Master2-bg" svg:width="28.058cm" svg:height="1.984cm" draw:transform="rotate (0.0478220215046356) translate (-0.089cm 1.29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reeform 13" draw:style-name="Mgr6" draw:text-style-name="MP4" draw:layer="Master2-bg" svg:width="28.097cm" svg:height="1.621cm" draw:transform="rotate (0.0478220215046356) translate (-0.066cm 1.51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itle 1" presentation:style-name="Mpr86" draw:text-style-name="MP4" draw:layer="backgroundobjects" svg:width="25.202cm" svg:height="3.5cm" svg:x="1.4cm" svg:y="2.156cm" presentation:class="title">
        <draw:text-box>
          <text:p text:style-name="MP16"><text:span text:style-name="MT19">Click to edit Master title style</text:span></text:p>
        </draw:text-box>
      </draw:frame>
      <draw:frame draw:name="Text Placeholder 2" presentation:style-name="Mpr87" draw:text-style-name="MP4" draw:layer="backgroundobjects" svg:width="12.372cm" svg:height="2.019cm" svg:x="1.4cm" svg:y="5.681cm" presentation:class="outline">
        <draw:text-box>
          <text:list text:style-name="ML14">
            <text:list-item>
              <text:p text:style-name="MP25"><text:span text:style-name="MT32">Click to edit Master text styles</text:span></text:p>
            </text:list-item>
          </text:list>
        </draw:text-box>
      </draw:frame>
      <draw:frame draw:name="Text Placeholder 3" presentation:style-name="Mpr87" draw:text-style-name="MP4" draw:layer="backgroundobjects" svg:width="12.377cm" svg:height="2.005cm" svg:x="14.224cm" svg:y="5.695cm" presentation:class="outline">
        <draw:text-box>
          <text:list text:style-name="ML14">
            <text:list-item>
              <text:p text:style-name="MP25"><text:span text:style-name="MT32">Click to edit Master text styles</text:span></text:p>
            </text:list-item>
          </text:list>
        </draw:text-box>
      </draw:frame>
      <draw:frame draw:name="Content Placeholder 4" presentation:style-name="Mpr88" draw:text-style-name="MP4" draw:layer="backgroundobjects" svg:width="12.372cm" svg:height="11.776cm" svg:x="1.4cm" svg:y="7.7cm" presentation:class="title">
        <draw:text-box>
          <text:list text:style-name="ML9">
            <text:list-item>
              <text:p text:style-name="MP26"><text:span text:style-name="MT33">Click to edit Master text styles</text:span><text:span text:style-name="MT33"><text:line-break/></text:span><text:span text:style-name="MT23">Second level</text:span><text:span text:style-name="MT23"><text:line-break/></text:span><text:span text:style-name="MT31">Third level</text:span><text:span text:style-name="MT31"><text:line-break/></text:span><text:span text:style-name="MT34">Fourth level</text:span><text:span text:style-name="MT34"><text:line-break/></text:span><text:span text:style-name="MT34">Fifth level</text:span></text:p>
            </text:list-item>
          </text:list>
        </draw:text-box>
      </draw:frame>
      <draw:frame draw:name="Content Placeholder 5" presentation:style-name="Mpr88" draw:text-style-name="MP4" draw:layer="backgroundobjects" svg:width="12.377cm" svg:height="11.776cm" svg:x="14.224cm" svg:y="7.7cm" presentation:class="title">
        <draw:text-box>
          <text:list text:style-name="ML9">
            <text:list-item>
              <text:p text:style-name="MP26"><text:span text:style-name="MT33">Click to edit Master text styles</text:span><text:span text:style-name="MT33"><text:line-break/></text:span><text:span text:style-name="MT23">Second level</text:span><text:span text:style-name="MT23"><text:line-break/></text:span><text:span text:style-name="MT31">Third level</text:span><text:span text:style-name="MT31"><text:line-break/></text:span><text:span text:style-name="MT34">Fourth level</text:span><text:span text:style-name="MT34"><text:line-break/></text:span><text:span text:style-name="MT34">Fifth level</text:span></text:p>
            </text:list-item>
          </text:list>
        </draw:text-box>
      </draw:frame>
      <draw:frame draw:name="Date Placeholder 6" presentation:style-name="Mpr89" draw:text-style-name="MP4" draw:layer="backgroundobjects" svg:width="6.535cm" svg:height="1.116cm" svg:x="1.398cm" svg:y="19.465cm" presentation:class="date-time">
        <draw:text-box>
          <text:p/>
        </draw:text-box>
      </draw:frame>
      <draw:frame draw:name="Footer Placeholder 7" presentation:style-name="Mpr89" draw:text-style-name="MP4" draw:layer="backgroundobjects" svg:width="10.266cm" svg:height="1.116cm" svg:x="8.167cm" svg:y="19.465cm" presentation:class="footer">
        <draw:text-box>
          <text:p/>
        </draw:text-box>
      </draw:frame>
      <draw:frame draw:name="Slide Number Placeholder 8" presentation:style-name="Mpr89" draw:text-style-name="MP4" draw:layer="backgroundobjects" svg:width="2.337cm" svg:height="1.116cm" svg:x="24.267cm" svg:y="19.465cm" presentation:class="page-number">
        <draw:text-box>
          <text:p text:style-name="MP22"><text:span text:style-name="MT28"><text:page-number>&lt;number&gt;</text:page-number></text:span></text:p>
        </draw:text-box>
      </draw:frame>
      <presentation:notes style:page-layout-name="PM2">
        <draw:page-thumbnail draw:name="Rectangle 1" presentation:style-name="Master2-Layout5-twoTxTwoObj-Comparison-title" draw:layer="backgroundobjects" svg:width="14.843cm" svg:height="11.13cm" svg:x="3.069cm" svg:y="2.258cm" presentation:class="page"/>
        <draw:frame draw:name="Rectangle 2" presentation:style-name="Mpr90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91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91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89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89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custom-shape draw:name="Freeform 5" draw:style-name="Mgr17" draw:text-style-name="MP4" draw:layer="Master2-bg" svg:width="28.063cm" svg:height="3.188cm" svg:x="-0.031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reeform 6" draw:style-name="Mgr18" draw:text-style-name="MP4" draw:layer="Master2-bg" svg:width="14.583cm" svg:height="1.954cm" svg:x="13.419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7">
        <draw:custom-shape draw:name="Freeform 8" draw:style-name="Mgr5" draw:text-style-name="MP4" draw:layer="Master2-bg" svg:width="28.058cm" svg:height="1.984cm" draw:transform="rotate (0.0478220215046356) translate (-0.089cm 1.29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reeform 9" draw:style-name="Mgr6" draw:text-style-name="MP4" draw:layer="Master2-bg" svg:width="28.097cm" svg:height="1.621cm" draw:transform="rotate (0.0478220215046356) translate (-0.066cm 1.51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itle 1" presentation:style-name="Mpr92" draw:text-style-name="MP4" draw:layer="backgroundobjects" svg:width="25.435cm" svg:height="3.5cm" svg:x="1.4cm" svg:y="2.156cm" presentation:class="title">
        <draw:text-box>
          <text:p text:style-name="MP16"><text:span text:style-name="MT19">Click to edit Master title style</text:span></text:p>
        </draw:text-box>
      </draw:frame>
      <draw:frame draw:name="Date Placeholder 2" presentation:style-name="Mpr93" draw:text-style-name="MP4" draw:layer="backgroundobjects" svg:width="6.535cm" svg:height="1.116cm" svg:x="1.398cm" svg:y="19.465cm" presentation:class="date-time">
        <draw:text-box>
          <text:p/>
        </draw:text-box>
      </draw:frame>
      <draw:frame draw:name="Footer Placeholder 3" presentation:style-name="Mpr93" draw:text-style-name="MP4" draw:layer="backgroundobjects" svg:width="10.266cm" svg:height="1.116cm" svg:x="8.167cm" svg:y="19.465cm" presentation:class="footer">
        <draw:text-box>
          <text:p/>
        </draw:text-box>
      </draw:frame>
      <draw:frame draw:name="Slide Number Placeholder 4" presentation:style-name="Mpr93" draw:text-style-name="MP4" draw:layer="backgroundobjects" svg:width="2.337cm" svg:height="1.116cm" svg:x="24.267cm" svg:y="19.465cm" presentation:class="page-number">
        <draw:text-box>
          <text:p text:style-name="MP22"><text:span text:style-name="MT28"><text:page-number>&lt;number&gt;</text:page-number></text:span></text:p>
        </draw:text-box>
      </draw:frame>
      <presentation:notes style:page-layout-name="PM2">
        <draw:page-thumbnail draw:name="Rectangle 1" presentation:style-name="Master2-Layout6-titleOnly-Title-Only-title" draw:layer="backgroundobjects" svg:width="14.843cm" svg:height="11.13cm" svg:x="3.069cm" svg:y="2.258cm" presentation:class="page"/>
        <draw:frame draw:name="Rectangle 2" presentation:style-name="Mpr94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95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95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93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93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draw:custom-shape draw:name="Freeform 4" draw:style-name="Mgr19" draw:text-style-name="MP4" draw:layer="Master2-bg" svg:width="28.063cm" svg:height="3.188cm" svg:x="-0.031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reeform 5" draw:style-name="Mgr20" draw:text-style-name="MP4" draw:layer="Master2-bg" svg:width="14.583cm" svg:height="1.954cm" svg:x="13.419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6">
        <draw:custom-shape draw:name="Freeform 7" draw:style-name="Mgr5" draw:text-style-name="MP4" draw:layer="Master2-bg" svg:width="28.058cm" svg:height="1.984cm" draw:transform="rotate (0.0478220215046356) translate (-0.089cm 1.29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reeform 8" draw:style-name="Mgr6" draw:text-style-name="MP4" draw:layer="Master2-bg" svg:width="28.097cm" svg:height="1.621cm" draw:transform="rotate (0.0478220215046356) translate (-0.066cm 1.51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Date Placeholder 1" presentation:style-name="Mpr96" draw:text-style-name="MP4" draw:layer="backgroundobjects" svg:width="6.535cm" svg:height="1.116cm" svg:x="1.398cm" svg:y="19.465cm" presentation:class="date-time">
        <draw:text-box>
          <text:p/>
        </draw:text-box>
      </draw:frame>
      <draw:frame draw:name="Footer Placeholder 2" presentation:style-name="Mpr96" draw:text-style-name="MP4" draw:layer="backgroundobjects" svg:width="10.266cm" svg:height="1.116cm" svg:x="8.167cm" svg:y="19.465cm" presentation:class="footer">
        <draw:text-box>
          <text:p/>
        </draw:text-box>
      </draw:frame>
      <draw:frame draw:name="Slide Number Placeholder 3" presentation:style-name="Mpr96" draw:text-style-name="MP4" draw:layer="backgroundobjects" svg:width="2.337cm" svg:height="1.116cm" svg:x="24.267cm" svg:y="19.465cm" presentation:class="page-number">
        <draw:text-box>
          <text:p text:style-name="MP22"><text:span text:style-name="MT28"><text:page-number>&lt;number&gt;</text:page-number></text:span></text:p>
        </draw:text-box>
      </draw:frame>
      <presentation:notes style:page-layout-name="PM2">
        <draw:page-thumbnail draw:name="Rectangle 1" presentation:style-name="Master2-Layout7-blank-Blank-title" draw:layer="backgroundobjects" svg:width="14.843cm" svg:height="11.13cm" svg:x="3.069cm" svg:y="2.258cm" presentation:class="page"/>
        <draw:frame draw:name="Rectangle 2" presentation:style-name="Mpr97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98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98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96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96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custom-shape draw:name="Freeform 7" draw:style-name="Mgr21" draw:text-style-name="MP4" draw:layer="Master2-bg" svg:width="28.063cm" svg:height="3.188cm" svg:x="-0.031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reeform 8" draw:style-name="Mgr22" draw:text-style-name="MP4" draw:layer="Master2-bg" svg:width="14.583cm" svg:height="1.954cm" svg:x="13.419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9">
        <draw:custom-shape draw:name="Freeform 10" draw:style-name="Mgr5" draw:text-style-name="MP4" draw:layer="Master2-bg" svg:width="28.058cm" svg:height="1.984cm" draw:transform="rotate (0.0478220215046356) translate (-0.089cm 1.29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reeform 11" draw:style-name="Mgr6" draw:text-style-name="MP4" draw:layer="Master2-bg" svg:width="28.097cm" svg:height="1.621cm" draw:transform="rotate (0.0478220215046356) translate (-0.066cm 1.51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itle 1" presentation:style-name="Mpr99" draw:text-style-name="MP4" draw:layer="backgroundobjects" svg:width="8.401cm" svg:height="3.558cm" svg:x="2.1cm" svg:y="1.575cm" presentation:class="title">
        <draw:text-box>
          <text:p text:style-name="MP16"><text:span text:style-name="MT35">Click to edit Master title style</text:span></text:p>
        </draw:text-box>
      </draw:frame>
      <draw:frame draw:name="Text Placeholder 2" presentation:style-name="Mpr100" draw:text-style-name="MP4" draw:layer="backgroundobjects" svg:width="8.401cm" svg:height="13.999cm" svg:x="2.1cm" svg:y="5.133cm" presentation:class="outline">
        <draw:text-box>
          <text:list text:style-name="ML14">
            <text:list-item>
              <text:p text:style-name="MP27"><text:span text:style-name="MT36">Click to edit Master text styles</text:span></text:p>
            </text:list-item>
          </text:list>
        </draw:text-box>
      </draw:frame>
      <draw:frame draw:name="Content Placeholder 3" presentation:style-name="Mpr101" draw:text-style-name="MP4" draw:layer="backgroundobjects" svg:width="15.654cm" svg:height="13.999cm" svg:x="10.948cm" svg:y="5.133cm" presentation:class="title">
        <draw:text-box>
          <text:list text:style-name="ML9">
            <text:list-item>
              <text:p text:style-name="MP17"><text:span text:style-name="MT37">Click to edit Master text styles</text:span><text:span text:style-name="MT37"><text:line-break/></text:span><text:span text:style-name="MT20">Second level</text:span><text:span text:style-name="MT20"><text:line-break/></text:span><text:span text:style-name="MT21">Third level</text:span><text:span text:style-name="MT21"><text:line-break/></text:span><text:span text:style-name="MT23">Fourth level</text:span><text:span text:style-name="MT23"><text:line-break/></text:span><text:span text:style-name="MT31">Fifth level</text:span></text:p>
            </text:list-item>
          </text:list>
        </draw:text-box>
      </draw:frame>
      <draw:frame draw:name="Date Placeholder 4" presentation:style-name="Mpr102" draw:text-style-name="MP4" draw:layer="backgroundobjects" svg:width="6.535cm" svg:height="1.116cm" svg:x="1.398cm" svg:y="19.465cm" presentation:class="date-time">
        <draw:text-box>
          <text:p/>
        </draw:text-box>
      </draw:frame>
      <draw:frame draw:name="Footer Placeholder 5" presentation:style-name="Mpr102" draw:text-style-name="MP4" draw:layer="backgroundobjects" svg:width="10.266cm" svg:height="1.116cm" svg:x="8.167cm" svg:y="19.465cm" presentation:class="footer">
        <draw:text-box>
          <text:p/>
        </draw:text-box>
      </draw:frame>
      <draw:frame draw:name="Slide Number Placeholder 6" presentation:style-name="Mpr102" draw:text-style-name="MP4" draw:layer="backgroundobjects" svg:width="2.337cm" svg:height="1.116cm" svg:x="24.267cm" svg:y="19.465cm" presentation:class="page-number">
        <draw:text-box>
          <text:p text:style-name="MP22"><text:span text:style-name="MT28"><text:page-number>&lt;number&gt;</text:page-number></text:span></text:p>
        </draw:text-box>
      </draw:frame>
      <presentation:notes style:page-layout-name="PM2">
        <draw:page-thumbnail draw:name="Rectangle 1" presentation:style-name="Master2-Layout8-objTx-Content-with-Caption-title" draw:layer="backgroundobjects" svg:width="14.843cm" svg:height="11.13cm" svg:x="3.069cm" svg:y="2.258cm" presentation:class="page"/>
        <draw:frame draw:name="Rectangle 2" presentation:style-name="Mpr103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104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104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102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102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custom-shape draw:name="Snip and Round Single Corner Rectangle 4" draw:style-name="Mgr23" draw:text-style-name="MP4" draw:layer="backgroundobjects" svg:width="16.104cm" svg:height="12.603cm" draw:transform="rotate (0.12217304763958) translate (8.985cm 4.419cm)">
        <text:p/>
        <draw:enhanced-geometry svg:viewBox="0 0 21600 21600" draw:mirror-vertical="true" draw:path-stretchpoint-x="21600" draw:path-stretchpoint-y="21600" draw:text-areas="?f15 ?f15 ?f16 ?f5" draw:type="non-primitive" draw:modifiers="0 3646" draw:enhanced-path="M ?f12 ?f4 L ?f14 ?f4 ?f3 ?f13 ?f3 ?f5 ?f2 ?f5 ?f2 ?f12 A ?f56 ?f57 ?f58 ?f59 ?f2 ?f12 ?f53 ?f55 W ?f60 ?f61 ?f62 ?f63 ?f2 ?f12 ?f53 ?f55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$0"/>
          <draw:equation draw:name="f11" draw:formula="$1"/>
          <draw:equation draw:name="f12" draw:formula="?f8 * ?f10 / 100000"/>
          <draw:equation draw:name="f13" draw:formula="?f8 * ?f11 / 100000"/>
          <draw:equation draw:name="f14" draw:formula="?f3 - ?f13"/>
          <draw:equation draw:name="f15" draw:formula="?f12 * 29289 / 100000"/>
          <draw:equation draw:name="f16" draw:formula="(?f14 + ?f3) / 2"/>
          <draw:equation draw:name="f17" draw:formula="21550000 - ?f1"/>
          <draw:equation draw:name="f18" draw:formula="if(?f17, ?f1, 21550000)"/>
          <draw:equation draw:name="f19" draw:formula="-21550000 - ?f18"/>
          <draw:equation draw:name="f20" draw:formula="if(?f19, -21550000, ?f18)"/>
          <draw:equation draw:name="f21" draw:formula="?f0 + ?f20"/>
          <draw:equation draw:name="f22" draw:formula="?f0 + ?f1"/>
          <draw:equation draw:name="f23" draw:formula="?f22 * ?f9 / ?f0"/>
          <draw:equation draw:name="f24" draw:formula="0 - ?f23"/>
          <draw:equation draw:name="f25" draw:formula="cos(?f24)"/>
          <draw:equation draw:name="f26" draw:formula="0 - ?f25"/>
          <draw:equation draw:name="f27" draw:formula="?f26 * ?f12"/>
          <draw:equation draw:name="f28" draw:formula="sin(?f24)"/>
          <draw:equation draw:name="f29" draw:formula="0 - ?f28"/>
          <draw:equation draw:name="f30" draw:formula="?f29 * ?f12"/>
          <draw:equation draw:name="f31" draw:formula="sqrt(?f27 * ?f27 + ?f30 * ?f30 + 0 * 0)"/>
          <draw:equation draw:name="f32" draw:formula="?f12 * ?f12 / ?f31"/>
          <draw:equation draw:name="f33" draw:formula="?f29 * ?f32"/>
          <draw:equation draw:name="f34" draw:formula="?f2 - ?f33"/>
          <draw:equation draw:name="f35" draw:formula="?f26 * ?f32"/>
          <draw:equation draw:name="f36" draw:formula="?f12 - ?f35"/>
          <draw:equation draw:name="f37" draw:formula="?f34 - ?f12"/>
          <draw:equation draw:name="f38" draw:formula="?f36 - ?f12"/>
          <draw:equation draw:name="f39" draw:formula="?f34 + ?f12"/>
          <draw:equation draw:name="f40" draw:formula="?f36 + ?f12"/>
          <draw:equation draw:name="f41" draw:formula="?f21 + ?f1"/>
          <draw:equation draw:name="f42" draw:formula="?f41 * ?f9 / ?f0"/>
          <draw:equation draw:name="f43" draw:formula="0 - ?f42"/>
          <draw:equation draw:name="f44" draw:formula="cos(?f43)"/>
          <draw:equation draw:name="f45" draw:formula="0 - ?f44"/>
          <draw:equation draw:name="f46" draw:formula="?f45 * ?f12"/>
          <draw:equation draw:name="f47" draw:formula="sin(?f43)"/>
          <draw:equation draw:name="f48" draw:formula="0 - ?f47"/>
          <draw:equation draw:name="f49" draw:formula="?f48 * ?f12"/>
          <draw:equation draw:name="f50" draw:formula="sqrt(?f46 * ?f46 + ?f49 * ?f49 + 0 * 0)"/>
          <draw:equation draw:name="f51" draw:formula="?f12 * ?f12 / ?f50"/>
          <draw:equation draw:name="f52" draw:formula="?f48 * ?f51"/>
          <draw:equation draw:name="f53" draw:formula="?f34 + ?f52"/>
          <draw:equation draw:name="f54" draw:formula="?f45 * ?f51"/>
          <draw:equation draw:name="f55" draw:formula="?f36 + ?f54"/>
          <draw:equation draw:name="f56" draw:formula="if(?f20, ?f2, ?f37)"/>
          <draw:equation draw:name="f57" draw:formula="if(?f20, ?f12, ?f38)"/>
          <draw:equation draw:name="f58" draw:formula="if(?f20, ?f2, ?f39)"/>
          <draw:equation draw:name="f59" draw:formula="if(?f20, ?f12, ?f40)"/>
          <draw:equation draw:name="f60" draw:formula="if(?f20, ?f37, ?f53)"/>
          <draw:equation draw:name="f61" draw:formula="if(?f20, ?f38, ?f55)"/>
          <draw:equation draw:name="f62" draw:formula="if(?f20, ?f39, ?f53)"/>
          <draw:equation draw:name="f63" draw:formula="if(?f20, ?f40, ?f55)"/>
        </draw:enhanced-geometry>
      </draw:custom-shape>
      <draw:custom-shape draw:name="Right Triangle 5" draw:style-name="Mgr24" draw:text-style-name="MP4" draw:layer="backgroundobjects" svg:width="0.476cm" svg:height="0.477cm" draw:transform="rotate (0.12217304763958) translate (24.482cm 16.442cm)">
        <text:p/>
        <draw:enhanced-geometry svg:viewBox="0 0 21600 21600" draw:mirror-vertical="true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draw:name="Freeform 6" draw:style-name="Mgr25" draw:text-style-name="MP4" draw:layer="backgroundobjects" svg:width="28.063cm" svg:height="3.188cm" svg:x="-0.031cm" svg:y="17.811cm">
        <text:p/>
        <draw:enhanced-geometry svg:viewBox="0 0 5772 656" draw:mirror-vertical="true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reeform 7" draw:style-name="Mgr26" draw:text-style-name="MP4" draw:layer="backgroundobjects" svg:width="14.583cm" svg:height="1.954cm" svg:x="13.419cm" svg:y="19.046cm">
        <text:p/>
        <draw:enhanced-geometry svg:viewBox="0 0 3000 595" draw:mirror-vertical="true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frame draw:name="Title 1" presentation:style-name="Mpr105" draw:text-style-name="MP4" draw:layer="backgroundobjects" svg:width="6.776cm" svg:height="4.846cm" svg:x="1.867cm" svg:y="3.604cm" presentation:class="title">
        <draw:text-box>
          <text:p text:style-name="MP16"><text:span text:style-name="MT38">Click to edit Master title style</text:span></text:p>
        </draw:text-box>
      </draw:frame>
      <draw:frame draw:name="Text Placeholder 3" presentation:style-name="Mpr106" draw:text-style-name="MP4" draw:layer="backgroundobjects" svg:width="6.767cm" svg:height="6.673cm" svg:x="1.867cm" svg:y="8.662cm" presentation:class="outline">
        <draw:text-box>
          <text:list text:style-name="ML14">
            <text:list-item>
              <text:p text:style-name="MP28"><text:span text:style-name="MT39">Click to edit Master text styles</text:span></text:p>
            </text:list-item>
          </text:list>
        </draw:text-box>
      </draw:frame>
      <draw:frame draw:name="Picture Placeholder 2" presentation:style-name="Mpr107" draw:text-style-name="MP4" draw:layer="backgroundobjects" svg:width="14.141cm" svg:height="12.039cm" draw:transform="skewX (-2.18787649008438E-017) rotate (-0.122173047640766) translate (11.461cm 2.856cm)" presentation:class="title">
        <draw:text-box>
          <text:p text:style-name="MP29"><text:span text:style-name="MT40">Click icon to add picture</text:span></text:p>
        </draw:text-box>
      </draw:frame>
      <draw:frame draw:name="Date Placeholder 4" presentation:style-name="Mpr108" draw:text-style-name="MP4" draw:layer="backgroundobjects" svg:width="6.535cm" svg:height="1.116cm" svg:x="1.398cm" svg:y="19.465cm" presentation:class="date-time">
        <draw:text-box>
          <text:p/>
        </draw:text-box>
      </draw:frame>
      <draw:frame draw:name="Footer Placeholder 5" presentation:style-name="Mpr108" draw:text-style-name="MP4" draw:layer="backgroundobjects" svg:width="10.266cm" svg:height="1.116cm" svg:x="8.167cm" svg:y="19.465cm" presentation:class="footer">
        <draw:text-box>
          <text:p/>
        </draw:text-box>
      </draw:frame>
      <draw:frame draw:name="Slide Number Placeholder 6" presentation:style-name="Mpr108" draw:text-style-name="MP4" draw:layer="backgroundobjects" svg:width="1.87cm" svg:height="1.116cm" svg:x="24.734cm" svg:y="19.465cm" presentation:class="page-number">
        <draw:text-box>
          <text:p text:style-name="MP22"><text:span text:style-name="MT28"><text:page-number>&lt;number&gt;</text:page-number></text:span></text:p>
        </draw:text-box>
      </draw:frame>
      <presentation:notes style:page-layout-name="PM2">
        <draw:page-thumbnail draw:name="Rectangle 1" presentation:style-name="Master2-Layout9-picTx-Picture-with-Caption-title" draw:layer="backgroundobjects" svg:width="14.843cm" svg:height="11.13cm" svg:x="3.069cm" svg:y="2.258cm" presentation:class="page"/>
        <draw:frame draw:name="Rectangle 2" presentation:style-name="Mpr109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110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110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108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108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custom-shape draw:name="Freeform 6" draw:style-name="Mgr27" draw:text-style-name="MP4" draw:layer="Master2-bg" svg:width="28.063cm" svg:height="3.188cm" svg:x="-0.031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reeform 7" draw:style-name="Mgr28" draw:text-style-name="MP4" draw:layer="Master2-bg" svg:width="14.583cm" svg:height="1.954cm" svg:x="13.419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8">
        <draw:custom-shape draw:name="Freeform 9" draw:style-name="Mgr5" draw:text-style-name="MP4" draw:layer="Master2-bg" svg:width="28.058cm" svg:height="1.984cm" draw:transform="rotate (0.0478220215046356) translate (-0.089cm 1.29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reeform 10" draw:style-name="Mgr6" draw:text-style-name="MP4" draw:layer="Master2-bg" svg:width="28.097cm" svg:height="1.621cm" draw:transform="rotate (0.0478220215046356) translate (-0.066cm 1.51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itle 1" presentation:style-name="Mpr111" draw:text-style-name="MP4" draw:layer="backgroundobjects" svg:width="25.206cm" svg:height="3.501cm" svg:x="1.398cm" svg:y="2.156cm" presentation:class="title">
        <draw:text-box>
          <text:p text:style-name="MP16"><text:span text:style-name="MT19">Click to edit Master title style</text:span></text:p>
        </draw:text-box>
      </draw:frame>
      <draw:frame draw:name="Vertical Text Placeholder 2" presentation:style-name="Mpr112" draw:text-style-name="MP15" draw:layer="backgroundobjects" svg:width="25.206cm" svg:height="13.441cm" svg:x="1.398cm" svg:y="5.927cm" presentation:class="outline">
        <draw:text-box>
          <text:list text:style-name="ML9">
            <text:list-item>
              <text:p text:style-name="MP17"><text:span text:style-name="MT20">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8"><text:span text:style-name="MT21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22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2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2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3" draw:text-style-name="MP4" draw:layer="backgroundobjects" svg:width="6.535cm" svg:height="1.116cm" svg:x="1.398cm" svg:y="19.465cm" presentation:class="date-time">
        <draw:text-box>
          <text:p/>
        </draw:text-box>
      </draw:frame>
      <draw:frame draw:name="Footer Placeholder 4" presentation:style-name="Mpr113" draw:text-style-name="MP4" draw:layer="backgroundobjects" svg:width="10.266cm" svg:height="1.116cm" svg:x="8.167cm" svg:y="19.465cm" presentation:class="footer">
        <draw:text-box>
          <text:p/>
        </draw:text-box>
      </draw:frame>
      <draw:frame draw:name="Slide Number Placeholder 5" presentation:style-name="Mpr113" draw:text-style-name="MP4" draw:layer="backgroundobjects" svg:width="2.337cm" svg:height="1.116cm" svg:x="24.267cm" svg:y="19.465cm" presentation:class="page-number">
        <draw:text-box>
          <text:p text:style-name="MP22"><text:span text:style-name="MT28"><text:page-number>&lt;number&gt;</text:page-number></text:span></text:p>
        </draw:text-box>
      </draw:frame>
      <presentation:notes style:page-layout-name="PM2">
        <draw:page-thumbnail draw:name="Rectangle 1" presentation:style-name="Master2-Layout10-vertTx-Title-and-Vertical-Text-title" draw:layer="backgroundobjects" svg:width="14.843cm" svg:height="11.13cm" svg:x="3.069cm" svg:y="2.258cm" presentation:class="page"/>
        <draw:frame draw:name="Rectangle 2" presentation:style-name="Mpr114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115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115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113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113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custom-shape draw:name="Freeform 6" draw:style-name="Mgr29" draw:text-style-name="MP4" draw:layer="Master2-bg" svg:width="28.063cm" svg:height="3.188cm" svg:x="-0.031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reeform 7" draw:style-name="Mgr30" draw:text-style-name="MP4" draw:layer="Master2-bg" svg:width="14.583cm" svg:height="1.954cm" svg:x="13.419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8">
        <draw:custom-shape draw:name="Freeform 9" draw:style-name="Mgr5" draw:text-style-name="MP4" draw:layer="Master2-bg" svg:width="28.058cm" svg:height="1.984cm" draw:transform="rotate (0.0478220215046356) translate (-0.089cm 1.29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reeform 10" draw:style-name="Mgr6" draw:text-style-name="MP4" draw:layer="Master2-bg" svg:width="28.097cm" svg:height="1.621cm" draw:transform="rotate (0.0478220215046356) translate (-0.066cm 1.51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Vertical Title 1" presentation:style-name="Mpr116" draw:text-style-name="MP15" draw:layer="backgroundobjects" svg:width="6.3cm" svg:height="15.958cm" svg:x="20.301cm" svg:y="2.8cm" presentation:class="title">
        <draw:text-box>
          <text:p text:style-name="MP16"><text:span text:style-name="MT19">Click to edit Master title style</text:span></text:p>
        </draw:text-box>
      </draw:frame>
      <draw:frame draw:name="Vertical Text Placeholder 2" presentation:style-name="Mpr117" draw:text-style-name="MP15" draw:layer="backgroundobjects" svg:width="18.434cm" svg:height="15.958cm" svg:x="1.4cm" svg:y="2.8cm" presentation:class="outline">
        <draw:text-box>
          <text:list text:style-name="ML9">
            <text:list-item>
              <text:p text:style-name="MP17"><text:span text:style-name="MT20">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8"><text:span text:style-name="MT21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22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2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2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8" draw:text-style-name="MP4" draw:layer="backgroundobjects" svg:width="6.535cm" svg:height="1.116cm" svg:x="1.398cm" svg:y="19.465cm" presentation:class="date-time">
        <draw:text-box>
          <text:p/>
        </draw:text-box>
      </draw:frame>
      <draw:frame draw:name="Footer Placeholder 4" presentation:style-name="Mpr118" draw:text-style-name="MP4" draw:layer="backgroundobjects" svg:width="10.266cm" svg:height="1.116cm" svg:x="8.167cm" svg:y="19.465cm" presentation:class="footer">
        <draw:text-box>
          <text:p/>
        </draw:text-box>
      </draw:frame>
      <draw:frame draw:name="Slide Number Placeholder 5" presentation:style-name="Mpr118" draw:text-style-name="MP4" draw:layer="backgroundobjects" svg:width="2.337cm" svg:height="1.116cm" svg:x="24.267cm" svg:y="19.465cm" presentation:class="page-number">
        <draw:text-box>
          <text:p text:style-name="MP22"><text:span text:style-name="MT28"><text:page-number>&lt;number&gt;</text:page-number></text:span></text:p>
        </draw:text-box>
      </draw:frame>
      <presentation:notes style:page-layout-name="PM2">
        <draw:page-thumbnail draw:name="Rectangle 1" presentation:style-name="Master2-Layout11-vertTitleAndTx-Vertical-Title-and-Text-title" draw:layer="backgroundobjects" svg:width="14.843cm" svg:height="11.13cm" svg:x="3.069cm" svg:y="2.258cm" presentation:class="page"/>
        <draw:frame draw:name="Rectangle 2" presentation:style-name="Mpr119" draw:text-style-name="MP4" draw:layer="backgroundobjects" svg:width="16.788cm" svg:height="13.361cm" svg:x="2.099cm" svg:y="14.107cm" presentation:class="notes">
          <draw:text-box>
            <text:p/>
          </draw:text-box>
        </draw:frame>
        <draw:frame draw:name="Rectangle 3" presentation:style-name="Mpr120" draw:text-style-name="MP4" draw:layer="backgroundobjects" svg:width="9.102cm" svg:height="1.482cm" svg:x="0cm" svg:y="0cm" presentation:class="header">
          <draw:text-box>
            <text:p/>
          </draw:text-box>
        </draw:frame>
        <draw:frame draw:name="Rectangle 4" presentation:style-name="Mpr120" draw:text-style-name="MP4" draw:layer="backgroundobjects" svg:width="9.102cm" svg:height="1.482cm" svg:x="11.88cm" svg:y="0cm" presentation:class="date-time">
          <draw:text-box>
            <text:p/>
          </draw:text-box>
        </draw:frame>
        <draw:frame draw:name="Rectangle 5" presentation:style-name="Mpr118" draw:text-style-name="MP4" draw:layer="backgroundobjects" svg:width="9.102cm" svg:height="1.482cm" svg:x="0cm" svg:y="28.213cm" presentation:class="footer">
          <draw:text-box>
            <text:p/>
          </draw:text-box>
        </draw:frame>
        <draw:frame draw:name="Rectangle 6" presentation:style-name="Mpr118" draw:text-style-name="MP4" draw:layer="backgroundobjects" svg:width="9.102cm" svg:height="1.482cm" svg:x="11.88cm" svg:y="28.213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harmaa2" style:page-layout-name="PM1" draw:style-name="Mdp25">
      <draw:frame presentation:style-name="Mpr121" draw:text-style-name="MP30" draw:layer="backgroundobjects" svg:width="25.201cm" svg:height="3.506cm" svg:x="1.4cm" svg:y="0.836cm" presentation:class="title">
        <draw:text-box>
          <text:p text:style-name="MP30">Muokkaa otsikon tekstimuotoa napsauttamalla</text:p>
        </draw:text-box>
      </draw:frame>
      <draw:frame presentation:style-name="Mpr122" draw:text-style-name="MP31" draw:layer="backgroundobjects" svg:width="25.201cm" svg:height="13.858cm" svg:x="1.4cm" svg:y="4.913cm" presentation:class="outline">
        <draw:text-box>
          <text:list text:style-name="ML16">
            <text:list-item>
              <text:p text:style-name="MP31">Muokkaa jäsennyksen tekstimuotoa napsauttamalla</text:p>
              <text:list>
                <text:list-item>
                  <text:p text:style-name="MP32">Toinen jäsennystaso</text:p>
                  <text:list>
                    <text:list-item>
                      <text:p text:style-name="MP33">Kolmas jäsennystaso</text:p>
                      <text:list>
                        <text:list-item>
                          <text:p text:style-name="MP34">Neljäs jäsennystaso</text:p>
                          <text:list>
                            <text:list-item>
                              <text:p text:style-name="MP35">Viides jäsennystaso</text:p>
                              <text:list>
                                <text:list-item>
                                  <text:p text:style-name="MP36">Kuudes jäsennystaso</text:p>
                                  <text:list>
                                    <text:list-item>
                                      <text:p text:style-name="MP37">Seitsemäs jäsennystaso</text:p>
                                      <text:list>
                                        <text:list-item>
                                          <text:p text:style-name="MP38">Kahdeksas jäsennystaso</text:p>
                                          <text:list>
                                            <text:list-item>
                                              <text:p text:style-name="MP39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3" draw:text-style-name="MP40" draw:layer="backgroundobjects" svg:width="6.523cm" svg:height="0.5cm" svg:x="11.261cm" svg:y="20.499cm" presentation:class="date-time">
        <draw:text-box>
          <text:p text:style-name="MP40"><text:span text:style-name="MT41"><presentation:date-time/></text:span></text:p>
        </draw:text-box>
      </draw:frame>
      <draw:frame presentation:style-name="Mpr123" draw:text-style-name="MP41" draw:layer="backgroundobjects" svg:width="8.876cm" svg:height="0.5cm" svg:x="0.5cm" svg:y="20.499cm" presentation:class="footer">
        <draw:text-box>
          <text:p text:style-name="MP41"><text:span text:style-name="MT41"><presentation:footer/></text:span></text:p>
        </draw:text-box>
      </draw:frame>
      <draw:frame presentation:style-name="Mpr123" draw:text-style-name="MP42" draw:layer="backgroundobjects" svg:width="6.523cm" svg:height="0.5cm" svg:x="20.001cm" svg:y="20.499cm" presentation:class="page-number">
        <draw:text-box>
          <text:p text:style-name="MP42"><text:span text:style-name="MT41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9cm" svg:height="11.134cm" svg:x="3.07cm" svg:y="2.256cm" presentation:class="page"/>
        <draw:frame presentation:style-name="harmaa2-notes" draw:layer="backgroundobjects" svg:width="16.791cm" svg:height="13.363cm" svg:x="2.098cm" svg:y="14.106cm" presentation:class="notes" presentation:placeholder="true">
          <draw:text-box/>
        </draw:frame>
        <draw:frame presentation:style-name="Mpr124" draw:text-style-name="MP40" draw:layer="backgroundobjects" svg:width="9.108cm" svg:height="1.484cm" svg:x="0cm" svg:y="0cm" presentation:class="header">
          <draw:text-box>
            <text:p text:style-name="MP40"><text:span text:style-name="MT42"><presentation:header/></text:span></text:p>
          </draw:text-box>
        </draw:frame>
        <draw:frame presentation:style-name="Mpr124" draw:text-style-name="MP42" draw:layer="backgroundobjects" svg:width="9.108cm" svg:height="1.484cm" svg:x="11.88cm" svg:y="0cm" presentation:class="date-time">
          <draw:text-box>
            <text:p text:style-name="MP42"><text:span text:style-name="MT42"><presentation:date-time/></text:span></text:p>
          </draw:text-box>
        </draw:frame>
        <draw:frame presentation:style-name="Mpr125" draw:text-style-name="MP40" draw:layer="backgroundobjects" svg:width="9.108cm" svg:height="1.484cm" svg:x="0cm" svg:y="28.214cm" presentation:class="footer">
          <draw:text-box>
            <text:p text:style-name="MP40"><text:span text:style-name="MT42"><presentation:footer/></text:span></text:p>
          </draw:text-box>
        </draw:frame>
        <draw:frame presentation:style-name="Mpr125" draw:text-style-name="MP42" draw:layer="backgroundobjects" svg:width="9.108cm" svg:height="1.484cm" svg:x="11.88cm" svg:y="28.214cm" presentation:class="page-number">
          <draw:text-box>
            <text:p text:style-name="MP42"><text:span text:style-name="MT4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401</meta:generator>
    <dc:title>Testing Tika Format Parsers</dc:title>
    <meta:initial-creator>Mark Greenwood</meta:initial-creator>
    <dc:creator>Mark Greenwood</dc:creator>
    <meta:creation-date>2012-01-16T13:00:28Z</meta:creation-date>
    <dc:date>2012-01-16T13:12:10</dc:date>
    <meta:print-date>1601-01-01T00:00:00Z</meta:print-date>
    <meta:editing-cycles>5</meta:editing-cycles>
    <meta:editing-duration>PT7M2S</meta:editing-duration>
    <meta:document-statistic meta:object-count="355"/>
  </office:meta>
</office:document-meta>
</file>